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font2" svg:font-family="Unifont"/>
    <style:font-face style:name="monospace" svg:font-family="monospace"/>
    <style:font-face style:name="sans-serif" svg:font-family="sans-serif"/>
    <style:font-face style:name="DejaVu Sans Mono" svg:font-family="'DejaVu Sans Mono'" style:font-family-generic="modern" style:font-pitch="fixed"/>
    <style:font-face style:name="Unifont1" svg:font-family="Unifont" style:font-family-generic="modern" style:font-pitch="fixed"/>
    <style:font-face style:name="WenQuanYi Micro Hei Mono" svg:font-family="'WenQuanYi Micro Hei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Baekmuk Batang" svg:font-family="'Baekmuk Batang'"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text-properties officeooo:paragraph-rsid="000e7417"/>
    </style:style>
    <style:style style:name="P2" style:family="paragraph" style:parent-style-name="Text_20_body">
      <style:text-properties officeooo:paragraph-rsid="00110f87"/>
    </style:style>
    <style:style style:name="P3" style:family="paragraph" style:parent-style-name="Text_20_body">
      <style:text-properties officeooo:paragraph-rsid="0014b222"/>
    </style:style>
    <style:style style:name="P4" style:family="paragraph" style:parent-style-name="Heading_20_1">
      <style:text-properties officeooo:rsid="000aff07" officeooo:paragraph-rsid="000aff07"/>
    </style:style>
    <style:style style:name="P5" style:family="paragraph" style:parent-style-name="Heading_20_1">
      <style:text-properties officeooo:paragraph-rsid="0015435c"/>
    </style:style>
    <style:style style:name="P6" style:family="paragraph" style:parent-style-name="Preformatted_20_Text">
      <style:text-properties fo:font-size="9pt" officeooo:rsid="000d29fc" officeooo:paragraph-rsid="000d29fc" style:font-size-asian="9pt" style:font-size-complex="9pt"/>
    </style:style>
    <style:style style:name="P7" style:family="paragraph" style:parent-style-name="Preformatted_20_Text">
      <style:text-properties fo:font-size="9pt" officeooo:rsid="00110f87" officeooo:paragraph-rsid="00110f87" style:font-size-asian="9pt" style:font-size-complex="9pt"/>
    </style:style>
    <style:style style:name="P8" style:family="paragraph" style:parent-style-name="Preformatted_20_Text">
      <style:text-properties fo:font-size="9pt" officeooo:paragraph-rsid="0015435c" style:font-size-asian="9pt" style:font-size-complex="9pt"/>
    </style:style>
    <style:style style:name="P9" style:family="paragraph" style:parent-style-name="Preformatted_20_Text">
      <style:text-properties officeooo:paragraph-rsid="0015435c"/>
    </style:style>
    <style:style style:name="P10" style:family="paragraph" style:parent-style-name="Preformatted_20_Text">
      <style:text-properties officeooo:paragraph-rsid="0016d42f"/>
    </style:style>
    <style:style style:name="P11" style:family="paragraph" style:parent-style-name="Preformatted_20_Text">
      <style:text-properties style:use-window-font-color="true" fo:font-size="9pt" officeooo:paragraph-rsid="0016d42f" style:font-size-asian="9pt" style:font-size-complex="9pt"/>
    </style:style>
    <style:style style:name="P12" style:family="paragraph" style:parent-style-name="Preformatted_20_Text">
      <style:text-properties officeooo:paragraph-rsid="0017675c"/>
    </style:style>
    <style:style style:name="T1" style:family="text">
      <style:text-properties style:use-window-font-color="true"/>
    </style:style>
    <style:style style:name="T2" style:family="text">
      <style:text-properties style:use-window-font-color="true" style:font-name="DejaVu Sans" fo:font-size="18.2000007629395pt" fo:font-weight="bold" officeooo:rsid="000aff07" style:font-name-asian="Baekmuk Batang" style:font-size-asian="18.2000007629395pt" style:font-weight-asian="bold" style:font-name-complex="Unifont" style:font-size-complex="18.2000007629395pt" style:font-weight-complex="bold"/>
    </style:style>
    <style:style style:name="T3" style:family="text">
      <style:text-properties style:use-window-font-color="true" officeooo:rsid="000e7417"/>
    </style:style>
    <style:style style:name="T4" style:family="text">
      <style:text-properties style:use-window-font-color="true" officeooo:rsid="00110f87"/>
    </style:style>
    <style:style style:name="T5" style:family="text">
      <style:text-properties style:use-window-font-color="true" officeooo:rsid="0012aaf9"/>
    </style:style>
    <style:style style:name="T6" style:family="text">
      <style:text-properties style:use-window-font-color="true" officeooo:rsid="0012e719"/>
    </style:style>
    <style:style style:name="T7" style:family="text">
      <style:text-properties style:use-window-font-color="true" officeooo:rsid="0014114b"/>
    </style:style>
    <style:style style:name="T8" style:family="text">
      <style:text-properties style:use-window-font-color="true" officeooo:rsid="0014b222"/>
    </style:style>
    <style:style style:name="T9" style:family="text">
      <style:text-properties style:use-window-font-color="true" style:font-name="DejaVu Sans Mono" officeooo:rsid="0014b222"/>
    </style:style>
    <style:style style:name="T10" style:family="text">
      <style:text-properties style:use-window-font-color="true" fo:font-size="9pt" officeooo:rsid="0015435c" style:font-size-asian="9pt" style:font-size-complex="9pt"/>
    </style:style>
    <style:style style:name="T11" style:family="text">
      <style:text-properties style:use-window-font-color="true" fo:font-size="9pt" officeooo:rsid="0016d42f" style:font-size-asian="9pt" style:font-size-complex="9pt"/>
    </style:style>
    <style:style style:name="T12" style:family="text">
      <style:text-properties officeooo:rsid="000e7417"/>
    </style:style>
    <style:style style:name="T13" style:family="text">
      <style:text-properties fo:font-size="9pt" officeooo:rsid="0015435c" style:font-size-asian="9pt" style:font-size-complex="9pt"/>
    </style:style>
    <style:style style:name="T14" style:family="text">
      <style:text-properties fo:font-size="9pt" officeooo:rsid="0016d42f" style:font-size-asian="9pt" style:font-size-complex="9pt"/>
    </style:style>
    <style:style style:name="T15" style:family="text">
      <style:text-properties fo:font-size="9pt" officeooo:rsid="0017675c"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2005-1-6</text:h>
      <text:p text:style-name="P6">datatype <text:span text:style-name="symbol0_5f_ocaml">'</text:span>a tree <text:span text:style-name="symbol0_5f_ocaml">=</text:span> Twig <text:span text:style-name="keyword0_5f_ocaml">of</text:span> <text:span text:style-name="symbol0_5f_ocaml">'</text:span>a</text:p>
      <text:p text:style-name="P6"><text:s text:c="17"/><text:span text:style-name="symbol0_5f_ocaml">|</text:span> Br <text:span text:style-name="keyword0_5f_ocaml">of</text:span> <text:span text:style-name="symbol0_5f_ocaml">'</text:span>a <text:span text:style-name="symbol0_5f_ocaml">*</text:span> <text:span text:style-name="symbol0_5f_ocaml">'</text:span>a tree <text:span text:style-name="symbol0_5f_ocaml">*</text:span> <text:span text:style-name="symbol0_5f_ocaml">'</text:span>a tree<text:span text:style-name="symbol0_5f_ocaml">;</text:span></text:p>
      <text:p text:style-name="P6"><text:span text:style-name="keyword0_5f_ocaml">exception</text:span> NotFound<text:span text:style-name="symbol0_5f_ocaml">;</text:span></text:p>
      <text:p text:style-name="P6"/>
      <text:p text:style-name="P6"><text:span text:style-name="comment_5f_multi_5f_ocaml">(* a *)</text:span></text:p>
      <text:p text:style-name="P6"><text:span text:style-name="keyword0_5f_ocaml">fun</text:span> find_path p <text:span text:style-name="symbol0_5f_ocaml">(</text:span>Twig x<text:span text:style-name="symbol0_5f_ocaml">)</text:span> <text:span text:style-name="symbol0_5f_ocaml">=</text:span> <text:span text:style-name="keyword0_5f_ocaml">if</text:span> p x <text:span text:style-name="keyword0_5f_ocaml">then</text:span> <text:span text:style-name="symbol0_5f_ocaml">[</text:span>x<text:span text:style-name="symbol0_5f_ocaml">]</text:span> <text:span text:style-name="keyword0_5f_ocaml">else</text:span> <text:span text:style-name="keyword2_5f_ocaml">raise</text:span> NotFound</text:p>
      <text:p text:style-name="P6"><text:s text:c="2"/><text:span text:style-name="symbol0_5f_ocaml">|</text:span> find_path p <text:span text:style-name="symbol0_5f_ocaml">(</text:span>Br <text:span text:style-name="symbol0_5f_ocaml">(</text:span>x,l,r<text:span text:style-name="symbol0_5f_ocaml">))</text:span> <text:span text:style-name="symbol0_5f_ocaml">=</text:span></text:p>
      <text:p text:style-name="P6"><text:s text:c="8"/><text:span text:style-name="keyword0_5f_ocaml">let</text:span></text:p>
      <text:p text:style-name="P6"><text:s text:c="12"/><text:span text:style-name="keyword0_5f_ocaml">val</text:span> p<text:span text:style-name="symbol0_5f_ocaml">'</text:span> <text:span text:style-name="symbol0_5f_ocaml">=</text:span> p o <text:span text:style-name="symbol0_5f_ocaml">(</text:span>fn k <text:span text:style-name="symbol0_5f_ocaml">=&gt;</text:span> x <text:span text:style-name="symbol0_5f_ocaml">+</text:span> k<text:span text:style-name="symbol0_5f_ocaml">)</text:span></text:p>
      <text:p text:style-name="P6"><text:s text:c="8"/><text:span text:style-name="keyword0_5f_ocaml">in</text:span></text:p>
      <text:p text:style-name="P6"><text:s text:c="12"/>x <text:span text:style-name="symbol0_5f_ocaml">::</text:span> find_path p<text:span text:style-name="symbol0_5f_ocaml">'</text:span> l handle NotFound <text:span text:style-name="symbol0_5f_ocaml">=&gt;</text:span></text:p>
      <text:p text:style-name="P6"><text:s text:c="12"/>x <text:span text:style-name="symbol0_5f_ocaml">::</text:span> find_path p<text:span text:style-name="symbol0_5f_ocaml">'</text:span> r</text:p>
      <text:p text:style-name="P6"><text:s text:c="8"/><text:span text:style-name="keyword0_5f_ocaml">end</text:span><text:span text:style-name="symbol0_5f_ocaml">;</text:span></text:p>
      <text:p text:style-name="P6"/>
      <text:p text:style-name="P6"><text:span text:style-name="comment_5f_multi_5f_ocaml">(* b *)</text:span></text:p>
      <text:p text:style-name="P6"><text:span text:style-name="keyword0_5f_ocaml">fun</text:span> all_paths p <text:span text:style-name="symbol0_5f_ocaml">(</text:span>Twig x<text:span text:style-name="symbol0_5f_ocaml">)</text:span> <text:span text:style-name="symbol0_5f_ocaml">=</text:span> <text:span text:style-name="keyword0_5f_ocaml">if</text:span> p x <text:span text:style-name="keyword0_5f_ocaml">then</text:span> <text:span text:style-name="symbol0_5f_ocaml">[[</text:span>x<text:span text:style-name="symbol0_5f_ocaml">]]</text:span> <text:span text:style-name="keyword0_5f_ocaml">else</text:span> <text:span text:style-name="symbol0_5f_ocaml">[]</text:span></text:p>
      <text:p text:style-name="P6"><text:s text:c="2"/><text:span text:style-name="symbol0_5f_ocaml">|</text:span> all_paths p <text:span text:style-name="symbol0_5f_ocaml">(</text:span>Br <text:span text:style-name="symbol0_5f_ocaml">(</text:span>x,l,r<text:span text:style-name="symbol0_5f_ocaml">))</text:span> <text:span text:style-name="symbol0_5f_ocaml">=</text:span></text:p>
      <text:p text:style-name="P6"><text:s text:c="8"/><text:span text:style-name="keyword0_5f_ocaml">let</text:span></text:p>
      <text:p text:style-name="P6"><text:s text:c="12"/><text:span text:style-name="keyword0_5f_ocaml">val</text:span> p<text:span text:style-name="symbol0_5f_ocaml">'</text:span> <text:span text:style-name="symbol0_5f_ocaml">=</text:span> p o <text:span text:style-name="symbol0_5f_ocaml">(</text:span>fn k <text:span text:style-name="symbol0_5f_ocaml">=&gt;</text:span> x <text:span text:style-name="symbol0_5f_ocaml">+</text:span> k<text:span text:style-name="symbol0_5f_ocaml">)</text:span></text:p>
      <text:p text:style-name="P6"><text:s text:c="8"/><text:span text:style-name="keyword0_5f_ocaml">in</text:span></text:p>
      <text:p text:style-name="P6"><text:s text:c="12"/>foldr op@ <text:span text:style-name="symbol0_5f_ocaml">[]</text:span> <text:span text:style-name="symbol0_5f_ocaml">(</text:span><text:span text:style-name="keyword1_5f_ocaml">map</text:span> <text:span text:style-name="symbol0_5f_ocaml">(</text:span><text:span text:style-name="keyword1_5f_ocaml">map</text:span> <text:span text:style-name="symbol0_5f_ocaml">(</text:span>fn xs <text:span text:style-name="symbol0_5f_ocaml">=&gt;</text:span> x <text:span text:style-name="symbol0_5f_ocaml">::</text:span> xs<text:span text:style-name="symbol0_5f_ocaml">)</text:span> o all_paths p<text:span text:style-name="symbol0_5f_ocaml">')</text:span> <text:span text:style-name="symbol0_5f_ocaml">[</text:span>l,r<text:span text:style-name="symbol0_5f_ocaml">])</text:span></text:p>
      <text:p text:style-name="P6"><text:s text:c="8"/><text:span text:style-name="keyword0_5f_ocaml">end</text:span><text:span text:style-name="symbol0_5f_ocaml">;</text:span></text:p>
      <text:p text:style-name="P6"/>
      <text:p text:style-name="P6"><text:span text:style-name="comment_5f_multi_5f_ocaml">(* c *)</text:span></text:p>
      <text:p text:style-name="P6">datatype <text:span text:style-name="symbol0_5f_ocaml">'</text:span>a <text:span text:style-name="keyword1_5f_ocaml">stream</text:span> <text:span text:style-name="symbol0_5f_ocaml">=</text:span> Nil <text:span text:style-name="symbol0_5f_ocaml">|</text:span> Cons <text:span text:style-name="keyword0_5f_ocaml">of</text:span> <text:span text:style-name="symbol0_5f_ocaml">'</text:span>a <text:span text:style-name="symbol0_5f_ocaml">*</text:span> <text:span text:style-name="symbol0_5f_ocaml">(</text:span>unit <text:span text:style-name="symbol0_5f_ocaml">-&gt;</text:span> <text:span text:style-name="symbol0_5f_ocaml">'</text:span>a <text:span text:style-name="keyword1_5f_ocaml">stream</text:span><text:span text:style-name="symbol0_5f_ocaml">);</text:span></text:p>
      <text:p text:style-name="P6"/>
      <text:p text:style-name="P6"><text:span text:style-name="keyword0_5f_ocaml">fun</text:span> appendq <text:span text:style-name="symbol0_5f_ocaml">(</text:span>Nil,yq<text:span text:style-name="symbol0_5f_ocaml">)</text:span> <text:span text:style-name="symbol0_5f_ocaml">=</text:span> yq</text:p>
      <text:p text:style-name="P6"><text:s text:c="2"/><text:span text:style-name="symbol0_5f_ocaml">|</text:span> appendq <text:span text:style-name="symbol0_5f_ocaml">(</text:span>Cons <text:span text:style-name="symbol0_5f_ocaml">(</text:span>x,xf<text:span text:style-name="symbol0_5f_ocaml">)</text:span>,yq<text:span text:style-name="symbol0_5f_ocaml">)</text:span> <text:span text:style-name="symbol0_5f_ocaml">=</text:span> Cons <text:span text:style-name="symbol0_5f_ocaml">(</text:span>x,fn <text:span text:style-name="symbol0_5f_ocaml">()</text:span> <text:span text:style-name="symbol0_5f_ocaml">=&gt;</text:span> appendq <text:span text:style-name="symbol0_5f_ocaml">(</text:span>xf <text:span text:style-name="symbol0_5f_ocaml">()</text:span>,yq<text:span text:style-name="symbol0_5f_ocaml">));</text:span></text:p>
      <text:p text:style-name="P6"><text:span text:style-name="keyword0_5f_ocaml">fun</text:span> mapq _ Nil <text:span text:style-name="symbol0_5f_ocaml">=</text:span> Nil</text:p>
      <text:p text:style-name="P6"><text:s text:c="2"/><text:span text:style-name="symbol0_5f_ocaml">|</text:span> mapq f <text:span text:style-name="symbol0_5f_ocaml">(</text:span>Cons <text:span text:style-name="symbol0_5f_ocaml">(</text:span>x,xf<text:span text:style-name="symbol0_5f_ocaml">))</text:span> <text:span text:style-name="symbol0_5f_ocaml">=</text:span> Cons <text:span text:style-name="symbol0_5f_ocaml">(</text:span>f x,fn <text:span text:style-name="symbol0_5f_ocaml">()</text:span> <text:span text:style-name="symbol0_5f_ocaml">=&gt;</text:span> mapq f <text:span text:style-name="symbol0_5f_ocaml">(</text:span>xf <text:span text:style-name="symbol0_5f_ocaml">()));</text:span></text:p>
      <text:p text:style-name="P6"/>
      <text:p text:style-name="P6"><text:span text:style-name="keyword0_5f_ocaml">fun</text:span> all_pathsq p <text:span text:style-name="symbol0_5f_ocaml">(</text:span>Twig x<text:span text:style-name="symbol0_5f_ocaml">)</text:span> <text:span text:style-name="symbol0_5f_ocaml">=</text:span> <text:span text:style-name="keyword0_5f_ocaml">if</text:span> p x <text:span text:style-name="keyword0_5f_ocaml">then</text:span> Cons <text:span text:style-name="symbol0_5f_ocaml">([</text:span>x<text:span text:style-name="symbol0_5f_ocaml">]</text:span>,fn <text:span text:style-name="symbol0_5f_ocaml">()</text:span> <text:span text:style-name="symbol0_5f_ocaml">=&gt;</text:span> Nil<text:span text:style-name="symbol0_5f_ocaml">)</text:span> <text:span text:style-name="keyword0_5f_ocaml">else</text:span> Nil</text:p>
      <text:p text:style-name="P6"><text:s text:c="2"/><text:span text:style-name="symbol0_5f_ocaml">|</text:span> all_pathsq p <text:span text:style-name="symbol0_5f_ocaml">(</text:span>Br <text:span text:style-name="symbol0_5f_ocaml">(</text:span>x,l,r<text:span text:style-name="symbol0_5f_ocaml">))</text:span> <text:span text:style-name="symbol0_5f_ocaml">=</text:span></text:p>
      <text:p text:style-name="P6"><text:s text:c="8"/><text:span text:style-name="keyword0_5f_ocaml">let</text:span></text:p>
      <text:p text:style-name="P6"><text:s text:c="12"/><text:span text:style-name="keyword0_5f_ocaml">val</text:span> p<text:span text:style-name="symbol0_5f_ocaml">'</text:span> <text:span text:style-name="symbol0_5f_ocaml">=</text:span> p o <text:span text:style-name="symbol0_5f_ocaml">(</text:span>fn k <text:span text:style-name="symbol0_5f_ocaml">=&gt;</text:span> x <text:span text:style-name="symbol0_5f_ocaml">+</text:span> k<text:span text:style-name="symbol0_5f_ocaml">)</text:span></text:p>
      <text:p text:style-name="P6"><text:s text:c="8"/><text:span text:style-name="keyword0_5f_ocaml">in</text:span></text:p>
      <text:p text:style-name="P6"><text:s text:c="12"/>mapq <text:span text:style-name="symbol0_5f_ocaml">(</text:span>fn xs <text:span text:style-name="symbol0_5f_ocaml">=&gt;</text:span> x <text:span text:style-name="symbol0_5f_ocaml">::</text:span> xs<text:span text:style-name="symbol0_5f_ocaml">)</text:span> <text:span text:style-name="symbol0_5f_ocaml">(</text:span>appendq <text:span text:style-name="symbol0_5f_ocaml">(</text:span>all_pathsq p<text:span text:style-name="symbol0_5f_ocaml">'</text:span> l,all_pathsq p<text:span text:style-name="symbol0_5f_ocaml">'</text:span> r<text:span text:style-name="symbol0_5f_ocaml">))</text:span></text:p>
      <text:p text:style-name="P6"><text:s text:c="8"/><text:span text:style-name="keyword0_5f_ocaml">end</text:span><text:span text:style-name="symbol0_5f_ocaml">;</text:span></text:p>
      <text:h text:style-name="Heading_20_1" text:outline-level="1"><text:span text:style-name="symbol0_5f_ocaml"><text:span text:style-name="T2">2005-1-5</text:span></text:span></text:h>
      <text:p text:style-name="Text_20_body"><text:span text:style-name="symbol0_5f_ocaml"><text:span text:style-name="T3">(a) </text:span></text:span><text:span text:style-name="symbol0_5f_ocaml"><text:span text:style-name="T1">When </text:span></text:span><text:span text:style-name="symbol0_5f_ocaml"><text:span text:style-name="T3">given a non-trivial list, quicksort takes the first element and comapres it to each other element. Any smaller elements get put in one list and any larger get put in another list. Equal elements can be put in either, or put in a third list. The lists of smaller and larger elements are sorted recursively, then the sorted smaller elements are appended to the equal elements appended to the sorted larger elements. Given an empty or singleton list, quicksort returns its argument, since it is already sorted.</text:span></text:span></text:p>
      <text:p text:style-name="P1"><text:soft-page-break/><text:span text:style-name="symbol0_5f_ocaml"><text:span text:style-name="T3">Applied to [</text:span></text:span><text:span text:style-name="T12">8,3,6,12,2,9,20,1,5,0,7,13,4,11,10], a quicksort implementation takes the 8, then compares it to the next element (3). 3 is smaller, so it gets put into the smaller elements list. 6 gets put into the smaller elements list but 12, being larger than 8, gets put into the larger elements list. This happens for all of the remaining elements, leaving smaller list [3,6,2,1,5,0,7,4] and larger list [12,9,20,13,11,10]. These are sorted by quicksort to give [0,1,2,3,4,5,6,7] and [9,10,11,12,13,20], so the final result is [0,1,2,3,4,5,6,7] @ [8] @ [9,10,11,12,13,20], which is [0,1,2,3,4,5,6,7,8,9,10,11,12,13,20].</text:span></text:p>
      <text:p text:style-name="P7"><text:span text:style-name="comment_5f_multi_5f_ocaml">(* b *)</text:span></text:p>
      <text:p text:style-name="P7"><text:span text:style-name="keyword0_5f_ocaml">fun</text:span> med <text:span text:style-name="symbol0_5f_ocaml">(</text:span>x,y,z<text:span text:style-name="symbol0_5f_ocaml">)</text:span> <text:span text:style-name="symbol0_5f_ocaml">=</text:span></text:p>
      <text:p text:style-name="P7"><text:s text:c="4"/><text:span text:style-name="keyword0_5f_ocaml">if</text:span> x <text:span text:style-name="symbol0_5f_ocaml">&lt;</text:span> y <text:span text:style-name="keyword0_5f_ocaml">then</text:span></text:p>
      <text:p text:style-name="P7"><text:s text:c="8"/><text:span text:style-name="keyword0_5f_ocaml">if</text:span> y <text:span text:style-name="symbol0_5f_ocaml">&lt;</text:span> z <text:span text:style-name="keyword0_5f_ocaml">then</text:span> y</text:p>
      <text:p text:style-name="P7"><text:s text:c="8"/><text:span text:style-name="keyword0_5f_ocaml">else</text:span> <text:span text:style-name="keyword0_5f_ocaml">if</text:span> x <text:span text:style-name="symbol0_5f_ocaml">&lt;</text:span> z <text:span text:style-name="keyword0_5f_ocaml">then</text:span> z</text:p>
      <text:p text:style-name="P7"><text:s text:c="8"/><text:span text:style-name="keyword0_5f_ocaml">else</text:span> x</text:p>
      <text:p text:style-name="P7"><text:s text:c="4"/><text:span text:style-name="keyword0_5f_ocaml">else</text:span> <text:span text:style-name="comment_5f_multi_5f_ocaml">(* y &lt; x *)</text:span></text:p>
      <text:p text:style-name="P7"><text:s text:c="8"/><text:span text:style-name="keyword0_5f_ocaml">if</text:span> z <text:span text:style-name="symbol0_5f_ocaml">&lt;</text:span> y <text:span text:style-name="keyword0_5f_ocaml">then</text:span> y</text:p>
      <text:p text:style-name="P7"><text:s text:c="8"/><text:span text:style-name="keyword0_5f_ocaml">else</text:span> <text:span text:style-name="keyword0_5f_ocaml">if</text:span> z <text:span text:style-name="symbol0_5f_ocaml">&lt;</text:span> x <text:span text:style-name="keyword0_5f_ocaml">then</text:span> z</text:p>
      <text:p text:style-name="P7"><text:s text:c="8"/><text:span text:style-name="keyword0_5f_ocaml">else</text:span> x<text:span text:style-name="symbol0_5f_ocaml">;</text:span></text:p>
      <text:p text:style-name="P7"/>
      <text:p text:style-name="P7"><text:span text:style-name="comment_5f_multi_5f_ocaml">(* c *)</text:span></text:p>
      <text:p text:style-name="P7"><text:span text:style-name="keyword0_5f_ocaml">fun</text:span> nthRest <text:span text:style-name="symbol0_5f_ocaml">(</text:span><text:span text:style-name="number_5f_ocaml">0</text:span>,x<text:span text:style-name="symbol0_5f_ocaml">::</text:span>xs<text:span text:style-name="symbol0_5f_ocaml">)</text:span> <text:span text:style-name="symbol0_5f_ocaml">=</text:span> <text:span text:style-name="symbol0_5f_ocaml">(</text:span>x,xs<text:span text:style-name="symbol0_5f_ocaml">)</text:span></text:p>
      <text:p text:style-name="P7"><text:s text:c="2"/><text:span text:style-name="symbol0_5f_ocaml">|</text:span> nthRest <text:span text:style-name="symbol0_5f_ocaml">(</text:span>n,_<text:span text:style-name="symbol0_5f_ocaml">::</text:span>xs<text:span text:style-name="symbol0_5f_ocaml">)</text:span> <text:span text:style-name="symbol0_5f_ocaml">=</text:span> nthRest <text:span text:style-name="symbol0_5f_ocaml">(</text:span>n <text:span text:style-name="symbol0_5f_ocaml">-</text:span> <text:span text:style-name="number_5f_ocaml">1</text:span>,xs<text:span text:style-name="symbol0_5f_ocaml">);</text:span></text:p>
      <text:p text:style-name="P7"><text:span text:style-name="keyword0_5f_ocaml">fun</text:span> split3 <text:span text:style-name="symbol0_5f_ocaml">(</text:span>_,<text:span text:style-name="symbol0_5f_ocaml">[])</text:span> <text:span text:style-name="symbol0_5f_ocaml">=</text:span> <text:span text:style-name="symbol0_5f_ocaml">([]</text:span>,<text:span text:style-name="symbol0_5f_ocaml">[]</text:span>,<text:span text:style-name="symbol0_5f_ocaml">[])</text:span></text:p>
      <text:p text:style-name="P7"><text:s text:c="2"/><text:span text:style-name="symbol0_5f_ocaml">|</text:span> split3 <text:span text:style-name="symbol0_5f_ocaml">(</text:span>x,y<text:span text:style-name="symbol0_5f_ocaml">::</text:span>ys<text:span text:style-name="symbol0_5f_ocaml">)</text:span> <text:span text:style-name="symbol0_5f_ocaml">=</text:span></text:p>
      <text:p text:style-name="P7"><text:s text:c="4"/><text:span text:style-name="keyword0_5f_ocaml">let</text:span></text:p>
      <text:p text:style-name="P7"><text:s text:c="8"/><text:span text:style-name="keyword0_5f_ocaml">val</text:span> <text:span text:style-name="symbol0_5f_ocaml">(</text:span>s,e,l<text:span text:style-name="symbol0_5f_ocaml">)</text:span> <text:span text:style-name="symbol0_5f_ocaml">=</text:span> split3 <text:span text:style-name="symbol0_5f_ocaml">(</text:span>x,ys<text:span text:style-name="symbol0_5f_ocaml">)</text:span></text:p>
      <text:p text:style-name="P7"><text:s text:c="4"/><text:span text:style-name="keyword0_5f_ocaml">in</text:span></text:p>
      <text:p text:style-name="P7"><text:s text:c="8"/><text:span text:style-name="keyword0_5f_ocaml">if</text:span> y <text:span text:style-name="symbol0_5f_ocaml">=</text:span> x <text:span text:style-name="keyword0_5f_ocaml">then</text:span> <text:span text:style-name="symbol0_5f_ocaml">(</text:span>s,y<text:span text:style-name="symbol0_5f_ocaml">::</text:span>e,l<text:span text:style-name="symbol0_5f_ocaml">)</text:span></text:p>
      <text:p text:style-name="P7"><text:s text:c="8"/><text:span text:style-name="keyword0_5f_ocaml">else</text:span> <text:span text:style-name="keyword0_5f_ocaml">if</text:span> y <text:span text:style-name="symbol0_5f_ocaml">&lt;</text:span> x <text:span text:style-name="keyword0_5f_ocaml">then</text:span> <text:span text:style-name="symbol0_5f_ocaml">(</text:span>y<text:span text:style-name="symbol0_5f_ocaml">::</text:span>s,e,l<text:span text:style-name="symbol0_5f_ocaml">)</text:span></text:p>
      <text:p text:style-name="P7"><text:s text:c="8"/><text:span text:style-name="keyword0_5f_ocaml">else</text:span> <text:span text:style-name="symbol0_5f_ocaml">(</text:span>s,e,y<text:span text:style-name="symbol0_5f_ocaml">::</text:span>l<text:span text:style-name="symbol0_5f_ocaml">)</text:span></text:p>
      <text:p text:style-name="P7"><text:s text:c="4"/><text:span text:style-name="keyword0_5f_ocaml">end</text:span><text:span text:style-name="symbol0_5f_ocaml">;</text:span></text:p>
      <text:p text:style-name="P7"/>
      <text:p text:style-name="P7"><text:span text:style-name="keyword0_5f_ocaml">fun</text:span> qs <text:span text:style-name="symbol0_5f_ocaml">[]</text:span> <text:span text:style-name="symbol0_5f_ocaml">=</text:span> <text:span text:style-name="symbol0_5f_ocaml">[]</text:span></text:p>
      <text:p text:style-name="P7"><text:s text:c="2"/><text:span text:style-name="symbol0_5f_ocaml">|</text:span> qs <text:span text:style-name="symbol0_5f_ocaml">[</text:span>x<text:span text:style-name="symbol0_5f_ocaml">]</text:span> <text:span text:style-name="symbol0_5f_ocaml">=</text:span> <text:span text:style-name="symbol0_5f_ocaml">[</text:span>x<text:span text:style-name="symbol0_5f_ocaml">]</text:span></text:p>
      <text:p text:style-name="P7"><text:s text:c="2"/><text:span text:style-name="symbol0_5f_ocaml">|</text:span> qs <text:span text:style-name="symbol0_5f_ocaml">(</text:span>allxs <text:span text:style-name="keyword0_5f_ocaml">as</text:span> x<text:span text:style-name="symbol0_5f_ocaml">::</text:span>xs<text:span text:style-name="symbol0_5f_ocaml">)</text:span> <text:span text:style-name="symbol0_5f_ocaml">=</text:span></text:p>
      <text:p text:style-name="P7"><text:s text:c="8"/><text:span text:style-name="keyword0_5f_ocaml">let</text:span></text:p>
      <text:p text:style-name="P7"><text:s text:c="12"/><text:span text:style-name="keyword0_5f_ocaml">val</text:span> l <text:span text:style-name="symbol0_5f_ocaml">=</text:span> length xs</text:p>
      <text:p text:style-name="P7"><text:s text:c="12"/><text:span text:style-name="keyword0_5f_ocaml">val</text:span> <text:span text:style-name="symbol0_5f_ocaml">(</text:span>mid,rest<text:span text:style-name="symbol0_5f_ocaml">)</text:span> <text:span text:style-name="symbol0_5f_ocaml">=</text:span> nthRest <text:span text:style-name="symbol0_5f_ocaml">(</text:span>l div <text:span text:style-name="number_5f_ocaml">2</text:span>,allxs<text:span text:style-name="symbol0_5f_ocaml">)</text:span></text:p>
      <text:p text:style-name="P7"><text:s text:c="12"/><text:span text:style-name="keyword0_5f_ocaml">val</text:span> pivot <text:span text:style-name="symbol0_5f_ocaml">=</text:span> med <text:span text:style-name="symbol0_5f_ocaml">(</text:span>x,mid,<text:span text:style-name="keyword1_5f_ocaml">List</text:span><text:span text:style-name="symbol0_5f_ocaml">.</text:span><text:span text:style-name="member0_5f_ocaml">last</text:span> rest<text:span text:style-name="symbol0_5f_ocaml">)</text:span></text:p>
      <text:p text:style-name="P7"><text:s text:c="12"/><text:span text:style-name="keyword0_5f_ocaml">val</text:span> <text:span text:style-name="symbol0_5f_ocaml">(</text:span>smaller,equal,larger<text:span text:style-name="symbol0_5f_ocaml">)</text:span> <text:span text:style-name="symbol0_5f_ocaml">=</text:span> split3 <text:span text:style-name="symbol0_5f_ocaml">(</text:span>pivot,allxs<text:span text:style-name="symbol0_5f_ocaml">)</text:span></text:p>
      <text:p text:style-name="P7"><text:s text:c="8"/><text:span text:style-name="keyword0_5f_ocaml">in</text:span></text:p>
      <text:p text:style-name="P7"><text:s text:c="12"/>qs smaller @ equal @ qs larger</text:p>
      <text:p text:style-name="P7"><text:s text:c="8"/><text:span text:style-name="keyword0_5f_ocaml">end</text:span><text:span text:style-name="symbol0_5f_ocaml">;</text:span></text:p>
      <text:p text:style-name="P2"><text:span text:style-name="symbol0_5f_ocaml"><text:span text:style-name="T4">(d) </text:span></text:span><text:span text:style-name="symbol0_5f_ocaml"><text:span text:style-name="T5">On average, the smaller and larger lists will have roughly equal size. </text:span></text:span><text:span text:style-name="symbol0_5f_ocaml"><text:span text:style-name="T6">This is even more likely to be the case than it is for naïve quicksort, since two extreme values (from the same extreme) have to be picked to get unbalanced lists. Let T n be the complexity of this quicksort algorithm, </text:span></text:span><text:span text:style-name="symbol0_5f_ocaml"><text:span text:style-name="T7">measured in </text:span></text:span><text:soft-page-break/><text:span text:style-name="symbol0_5f_ocaml"><text:span text:style-name="T7">comparisons,</text:span></text:span><text:span text:style-name="symbol0_5f_ocaml"><text:span text:style-name="T6"> on a list of length n. Every element has to be compared to the pivot </text:span></text:span><text:span text:style-name="symbol0_5f_ocaml"><text:span text:style-name="T7">– an action contributing n comparisons.</text:span></text:span><text:span text:style-name="symbol0_5f_ocaml"><text:span text:style-name="T6"> Since it is likely that the list will be divided into two lists each of size n/2, </text:span></text:span><text:span text:style-name="symbol0_5f_ocaml"><text:span text:style-name="T7">the sorting of these two lists will take T (n/2) comparisons each. Combining everything gives the recurrence relation T n = n + 2·T (n/2). This relation is satisfied by T n = n·ln n, giving execution cost in O (n·ln n).</text:span></text:span></text:p>
      <text:h text:style-name="Heading_20_1" text:outline-level="1"><text:span text:style-name="symbol0_5f_ocaml"><text:span text:style-name="T2">2004-1-6</text:span></text:span></text:h>
      <text:p text:style-name="P3"><text:span text:style-name="symbol0_5f_ocaml"><text:span text:style-name="T8">Using an expression of the form </text:span></text:span><text:span text:style-name="symbol0_5f_ocaml"><text:span text:style-name="T9">fn x =&gt; E</text:span></text:span><text:span text:style-name="symbol0_5f_ocaml"><text:span text:style-name="T8">, where </text:span></text:span><text:span text:style-name="symbol0_5f_ocaml"><text:span text:style-name="T9">x</text:span></text:span><text:span text:style-name="symbol0_5f_ocaml"><text:span text:style-name="T8"> is a pattern and </text:span></text:span><text:span text:style-name="symbol0_5f_ocaml"><text:span text:style-name="T9">E</text:span></text:span><text:span text:style-name="symbol0_5f_ocaml"><text:span text:style-name="T8"> is an expression, a function is created that takes an argument matching </text:span></text:span><text:span text:style-name="symbol0_5f_ocaml"><text:span text:style-name="T9">x</text:span></text:span><text:span text:style-name="symbol0_5f_ocaml"><text:span text:style-name="T8"> and returns the value of </text:span></text:span><text:span text:style-name="symbol0_5f_ocaml"><text:span text:style-name="T9">E</text:span></text:span><text:span text:style-name="symbol0_5f_ocaml"><text:span text:style-name="T8"> with any occurances of </text:span></text:span><text:span text:style-name="symbol0_5f_ocaml"><text:span text:style-name="T9">x</text:span></text:span><text:span text:style-name="symbol0_5f_ocaml"><text:span text:style-name="T8"> in </text:span></text:span><text:span text:style-name="symbol0_5f_ocaml"><text:span text:style-name="T9">E</text:span></text:span><text:span text:style-name="symbol0_5f_ocaml"><text:span text:style-name="T8"> replaced by the value given.</text:span></text:span></text:p>
      <text:p text:style-name="P9"><text:span text:style-name="comment_5f_multi_5f_ocaml"><text:span text:style-name="T13">(* a *)</text:span></text:span></text:p>
      <text:p text:style-name="P9"><text:span text:style-name="symbol0_5f_ocaml"><text:span text:style-name="T10">datatype </text:span></text:span><text:span text:style-name="symbol0_5f_ocaml"><text:span text:style-name="T13">'</text:span></text:span><text:span text:style-name="symbol0_5f_ocaml"><text:span text:style-name="T10">a tree </text:span></text:span><text:span text:style-name="symbol0_5f_ocaml"><text:span text:style-name="T13">=</text:span></text:span><text:span text:style-name="symbol0_5f_ocaml"><text:span text:style-name="T10"> Leaf </text:span></text:span><text:span text:style-name="symbol0_5f_ocaml"><text:span text:style-name="T13">|</text:span></text:span><text:span text:style-name="symbol0_5f_ocaml"><text:span text:style-name="T10"> Node </text:span></text:span><text:span text:style-name="keyword0_5f_ocaml"><text:span text:style-name="T13">of</text:span></text:span><text:span text:style-name="symbol0_5f_ocaml"><text:span text:style-name="T10"> </text:span></text:span><text:span text:style-name="symbol0_5f_ocaml"><text:span text:style-name="T13">'</text:span></text:span><text:span text:style-name="symbol0_5f_ocaml"><text:span text:style-name="T10">a tree </text:span></text:span><text:span text:style-name="symbol0_5f_ocaml"><text:span text:style-name="T13">*</text:span></text:span><text:span text:style-name="symbol0_5f_ocaml"><text:span text:style-name="T10"> </text:span></text:span><text:span text:style-name="symbol0_5f_ocaml"><text:span text:style-name="T13">'</text:span></text:span><text:span text:style-name="symbol0_5f_ocaml"><text:span text:style-name="T10">a </text:span></text:span><text:span text:style-name="symbol0_5f_ocaml"><text:span text:style-name="T13">*</text:span></text:span><text:span text:style-name="symbol0_5f_ocaml"><text:span text:style-name="T10"> </text:span></text:span><text:span text:style-name="symbol0_5f_ocaml"><text:span text:style-name="T13">'</text:span></text:span><text:span text:style-name="symbol0_5f_ocaml"><text:span text:style-name="T10">a tree</text:span></text:span><text:span text:style-name="symbol0_5f_ocaml"><text:span text:style-name="T13">;</text:span></text:span></text:p>
      <text:p text:style-name="P9"><text:span text:style-name="keyword0_5f_ocaml"><text:span text:style-name="T13">exception</text:span></text:span><text:span text:style-name="symbol0_5f_ocaml"><text:span text:style-name="T10"> InsufficientPrecedingElements</text:span></text:span><text:span text:style-name="symbol0_5f_ocaml"><text:span text:style-name="T13">;</text:span></text:span></text:p>
      <text:p text:style-name="P8"/>
      <text:p text:style-name="P9"><text:span text:style-name="keyword0_5f_ocaml"><text:span text:style-name="T13">fun</text:span></text:span><text:span text:style-name="symbol0_5f_ocaml"><text:span text:style-name="T10"> foldl _ acc </text:span></text:span><text:span text:style-name="symbol0_5f_ocaml"><text:span text:style-name="T13">[]</text:span></text:span><text:span text:style-name="symbol0_5f_ocaml"><text:span text:style-name="T10"> </text:span></text:span><text:span text:style-name="symbol0_5f_ocaml"><text:span text:style-name="T13">=</text:span></text:span><text:span text:style-name="symbol0_5f_ocaml"><text:span text:style-name="T10"> acc</text:span></text:span></text:p>
      <text:p text:style-name="P9"><text:span text:style-name="symbol0_5f_ocaml"><text:span text:style-name="T10"><text:s text:c="2"/></text:span></text:span><text:span text:style-name="symbol0_5f_ocaml"><text:span text:style-name="T13">|</text:span></text:span><text:span text:style-name="symbol0_5f_ocaml"><text:span text:style-name="T10"> foldl f acc </text:span></text:span><text:span text:style-name="symbol0_5f_ocaml"><text:span text:style-name="T13">(</text:span></text:span><text:span text:style-name="symbol0_5f_ocaml"><text:span text:style-name="T10">x</text:span></text:span><text:span text:style-name="symbol0_5f_ocaml"><text:span text:style-name="T13">::</text:span></text:span><text:span text:style-name="symbol0_5f_ocaml"><text:span text:style-name="T10">xs</text:span></text:span><text:span text:style-name="symbol0_5f_ocaml"><text:span text:style-name="T13">)</text:span></text:span><text:span text:style-name="symbol0_5f_ocaml"><text:span text:style-name="T10"> </text:span></text:span><text:span text:style-name="symbol0_5f_ocaml"><text:span text:style-name="T13">=</text:span></text:span><text:span text:style-name="symbol0_5f_ocaml"><text:span text:style-name="T10"> foldl f </text:span></text:span><text:span text:style-name="symbol0_5f_ocaml"><text:span text:style-name="T13">(</text:span></text:span><text:span text:style-name="symbol0_5f_ocaml"><text:span text:style-name="T10">f </text:span></text:span><text:span text:style-name="symbol0_5f_ocaml"><text:span text:style-name="T13">(</text:span></text:span><text:span text:style-name="symbol0_5f_ocaml"><text:span text:style-name="T10">acc,x</text:span></text:span><text:span text:style-name="symbol0_5f_ocaml"><text:span text:style-name="T13">))</text:span></text:span><text:span text:style-name="symbol0_5f_ocaml"><text:span text:style-name="T10"> xs</text:span></text:span><text:span text:style-name="symbol0_5f_ocaml"><text:span text:style-name="T13">;</text:span></text:span></text:p>
      <text:p text:style-name="P9"><text:span text:style-name="comment_5f_multi_5f_ocaml"><text:span text:style-name="T13">(* Space: O(1)</text:span></text:span></text:p>
      <text:p text:style-name="P9"><text:span text:style-name="comment_5f_multi_5f_ocaml"><text:span text:style-name="T13"><text:s text:c="3"/>Time: O(n) *)</text:span></text:span></text:p>
      <text:p text:style-name="P8"/>
      <text:p text:style-name="P9"><text:span text:style-name="keyword0_5f_ocaml"><text:span text:style-name="T13">fun</text:span></text:span><text:span text:style-name="symbol0_5f_ocaml"><text:span text:style-name="T10"> </text:span></text:span><text:span text:style-name="keyword2_5f_ocaml"><text:span text:style-name="T13">snd</text:span></text:span><text:span text:style-name="symbol0_5f_ocaml"><text:span text:style-name="T10"> </text:span></text:span><text:span text:style-name="symbol0_5f_ocaml"><text:span text:style-name="T13">(</text:span></text:span><text:span text:style-name="symbol0_5f_ocaml"><text:span text:style-name="T10">_,y</text:span></text:span><text:span text:style-name="symbol0_5f_ocaml"><text:span text:style-name="T13">)</text:span></text:span><text:span text:style-name="symbol0_5f_ocaml"><text:span text:style-name="T10"> </text:span></text:span><text:span text:style-name="symbol0_5f_ocaml"><text:span text:style-name="T13">=</text:span></text:span><text:span text:style-name="symbol0_5f_ocaml"><text:span text:style-name="T10"> y</text:span></text:span><text:span text:style-name="symbol0_5f_ocaml"><text:span text:style-name="T13">;</text:span></text:span></text:p>
      <text:p text:style-name="P8"/>
      <text:p text:style-name="P9"><text:span text:style-name="keyword0_5f_ocaml"><text:span text:style-name="T13">fun</text:span></text:span><text:span text:style-name="symbol0_5f_ocaml"><text:span text:style-name="T10"> updateArray </text:span></text:span><text:span text:style-name="symbol0_5f_ocaml"><text:span text:style-name="T13">(</text:span></text:span><text:span text:style-name="symbol0_5f_ocaml"><text:span text:style-name="T10">Node </text:span></text:span><text:span text:style-name="symbol0_5f_ocaml"><text:span text:style-name="T13">(</text:span></text:span><text:span text:style-name="symbol0_5f_ocaml"><text:span text:style-name="T10">l,_,r</text:span></text:span><text:span text:style-name="symbol0_5f_ocaml"><text:span text:style-name="T13">)</text:span></text:span><text:span text:style-name="symbol0_5f_ocaml"><text:span text:style-name="T10">,</text:span></text:span><text:span text:style-name="number_5f_ocaml"><text:span text:style-name="T13">1</text:span></text:span><text:span text:style-name="symbol0_5f_ocaml"><text:span text:style-name="T10">,y</text:span></text:span><text:span text:style-name="symbol0_5f_ocaml"><text:span text:style-name="T13">)</text:span></text:span><text:span text:style-name="symbol0_5f_ocaml"><text:span text:style-name="T10"> </text:span></text:span><text:span text:style-name="symbol0_5f_ocaml"><text:span text:style-name="T13">=</text:span></text:span><text:span text:style-name="symbol0_5f_ocaml"><text:span text:style-name="T10"> Node </text:span></text:span><text:span text:style-name="symbol0_5f_ocaml"><text:span text:style-name="T13">(</text:span></text:span><text:span text:style-name="symbol0_5f_ocaml"><text:span text:style-name="T10">l,y,r</text:span></text:span><text:span text:style-name="symbol0_5f_ocaml"><text:span text:style-name="T13">)</text:span></text:span></text:p>
      <text:p text:style-name="P9"><text:span text:style-name="symbol0_5f_ocaml"><text:span text:style-name="T10"><text:s text:c="2"/></text:span></text:span><text:span text:style-name="symbol0_5f_ocaml"><text:span text:style-name="T13">|</text:span></text:span><text:span text:style-name="symbol0_5f_ocaml"><text:span text:style-name="T10"> updateArray </text:span></text:span><text:span text:style-name="symbol0_5f_ocaml"><text:span text:style-name="T13">(</text:span></text:span><text:span text:style-name="symbol0_5f_ocaml"><text:span text:style-name="T10">Leaf,</text:span></text:span><text:span text:style-name="number_5f_ocaml"><text:span text:style-name="T13">1</text:span></text:span><text:span text:style-name="symbol0_5f_ocaml"><text:span text:style-name="T10">,y</text:span></text:span><text:span text:style-name="symbol0_5f_ocaml"><text:span text:style-name="T13">)</text:span></text:span><text:span text:style-name="symbol0_5f_ocaml"><text:span text:style-name="T10"> </text:span></text:span><text:span text:style-name="symbol0_5f_ocaml"><text:span text:style-name="T13">=</text:span></text:span><text:span text:style-name="symbol0_5f_ocaml"><text:span text:style-name="T10"> Node </text:span></text:span><text:span text:style-name="symbol0_5f_ocaml"><text:span text:style-name="T13">(</text:span></text:span><text:span text:style-name="symbol0_5f_ocaml"><text:span text:style-name="T10">Leaf,y,Leaf</text:span></text:span><text:span text:style-name="symbol0_5f_ocaml"><text:span text:style-name="T13">)</text:span></text:span></text:p>
      <text:p text:style-name="P9"><text:span text:style-name="symbol0_5f_ocaml"><text:span text:style-name="T10"><text:s text:c="2"/></text:span></text:span><text:span text:style-name="symbol0_5f_ocaml"><text:span text:style-name="T13">|</text:span></text:span><text:span text:style-name="symbol0_5f_ocaml"><text:span text:style-name="T10"> updateArray </text:span></text:span><text:span text:style-name="symbol0_5f_ocaml"><text:span text:style-name="T13">(</text:span></text:span><text:span text:style-name="symbol0_5f_ocaml"><text:span text:style-name="T10">Node </text:span></text:span><text:span text:style-name="symbol0_5f_ocaml"><text:span text:style-name="T13">(</text:span></text:span><text:span text:style-name="symbol0_5f_ocaml"><text:span text:style-name="T10">l,x,r</text:span></text:span><text:span text:style-name="symbol0_5f_ocaml"><text:span text:style-name="T13">)</text:span></text:span><text:span text:style-name="symbol0_5f_ocaml"><text:span text:style-name="T10">,i,y</text:span></text:span><text:span text:style-name="symbol0_5f_ocaml"><text:span text:style-name="T13">)</text:span></text:span><text:span text:style-name="symbol0_5f_ocaml"><text:span text:style-name="T10"> </text:span></text:span><text:span text:style-name="symbol0_5f_ocaml"><text:span text:style-name="T13">=</text:span></text:span></text:p>
      <text:p text:style-name="P9"><text:span text:style-name="symbol0_5f_ocaml"><text:span text:style-name="T10"><text:s text:c="8"/></text:span></text:span><text:span text:style-name="keyword0_5f_ocaml"><text:span text:style-name="T13">if</text:span></text:span><text:span text:style-name="symbol0_5f_ocaml"><text:span text:style-name="T10"> i </text:span></text:span><text:span text:style-name="keyword2_5f_ocaml"><text:span text:style-name="T13">mod</text:span></text:span><text:span text:style-name="symbol0_5f_ocaml"><text:span text:style-name="T10"> </text:span></text:span><text:span text:style-name="number_5f_ocaml"><text:span text:style-name="T13">2</text:span></text:span><text:span text:style-name="symbol0_5f_ocaml"><text:span text:style-name="T10"> </text:span></text:span><text:span text:style-name="symbol0_5f_ocaml"><text:span text:style-name="T13">=</text:span></text:span><text:span text:style-name="symbol0_5f_ocaml"><text:span text:style-name="T10"> </text:span></text:span><text:span text:style-name="number_5f_ocaml"><text:span text:style-name="T13">0</text:span></text:span></text:p>
      <text:p text:style-name="P9"><text:span text:style-name="symbol0_5f_ocaml"><text:span text:style-name="T10"><text:s text:c="12"/></text:span></text:span><text:span text:style-name="keyword0_5f_ocaml"><text:span text:style-name="T13">then</text:span></text:span><text:span text:style-name="symbol0_5f_ocaml"><text:span text:style-name="T10"> Node </text:span></text:span><text:span text:style-name="symbol0_5f_ocaml"><text:span text:style-name="T13">(</text:span></text:span><text:span text:style-name="symbol0_5f_ocaml"><text:span text:style-name="T10">updateArray </text:span></text:span><text:span text:style-name="symbol0_5f_ocaml"><text:span text:style-name="T13">(</text:span></text:span><text:span text:style-name="symbol0_5f_ocaml"><text:span text:style-name="T10">l,i div </text:span></text:span><text:span text:style-name="number_5f_ocaml"><text:span text:style-name="T13">2</text:span></text:span><text:span text:style-name="symbol0_5f_ocaml"><text:span text:style-name="T10">,y</text:span></text:span><text:span text:style-name="symbol0_5f_ocaml"><text:span text:style-name="T13">)</text:span></text:span><text:span text:style-name="symbol0_5f_ocaml"><text:span text:style-name="T10">,x,r</text:span></text:span><text:span text:style-name="symbol0_5f_ocaml"><text:span text:style-name="T13">)</text:span></text:span></text:p>
      <text:p text:style-name="P9"><text:span text:style-name="symbol0_5f_ocaml"><text:span text:style-name="T10"><text:s text:c="12"/></text:span></text:span><text:span text:style-name="keyword0_5f_ocaml"><text:span text:style-name="T13">else</text:span></text:span><text:span text:style-name="symbol0_5f_ocaml"><text:span text:style-name="T10"> Node </text:span></text:span><text:span text:style-name="symbol0_5f_ocaml"><text:span text:style-name="T13">(</text:span></text:span><text:span text:style-name="symbol0_5f_ocaml"><text:span text:style-name="T10">l,x,updateArray </text:span></text:span><text:span text:style-name="symbol0_5f_ocaml"><text:span text:style-name="T13">(</text:span></text:span><text:span text:style-name="symbol0_5f_ocaml"><text:span text:style-name="T10">r,i div </text:span></text:span><text:span text:style-name="number_5f_ocaml"><text:span text:style-name="T13">2</text:span></text:span><text:span text:style-name="symbol0_5f_ocaml"><text:span text:style-name="T10">,y</text:span></text:span><text:span text:style-name="symbol0_5f_ocaml"><text:span text:style-name="T13">))</text:span></text:span></text:p>
      <text:p text:style-name="P9"><text:span text:style-name="symbol0_5f_ocaml"><text:span text:style-name="T10"><text:s text:c="2"/></text:span></text:span><text:span text:style-name="symbol0_5f_ocaml"><text:span text:style-name="T13">|</text:span></text:span><text:span text:style-name="symbol0_5f_ocaml"><text:span text:style-name="T10"> updateArray </text:span></text:span><text:span text:style-name="symbol0_5f_ocaml"><text:span text:style-name="T13">(</text:span></text:span><text:span text:style-name="symbol0_5f_ocaml"><text:span text:style-name="T10">Leaf,i,y</text:span></text:span><text:span text:style-name="symbol0_5f_ocaml"><text:span text:style-name="T13">)</text:span></text:span><text:span text:style-name="symbol0_5f_ocaml"><text:span text:style-name="T10"> </text:span></text:span><text:span text:style-name="symbol0_5f_ocaml"><text:span text:style-name="T13">=</text:span></text:span><text:span text:style-name="symbol0_5f_ocaml"><text:span text:style-name="T10"> </text:span></text:span><text:span text:style-name="keyword2_5f_ocaml"><text:span text:style-name="T13">raise</text:span></text:span><text:span text:style-name="symbol0_5f_ocaml"><text:span text:style-name="T10"> InsufficientPrecedingElements</text:span></text:span></text:p>
      <text:p text:style-name="P9"><text:span text:style-name="comment_5f_multi_5f_ocaml"><text:span text:style-name="T13">(* Space: O(ln n)</text:span></text:span></text:p>
      <text:p text:style-name="P9"><text:span text:style-name="comment_5f_multi_5f_ocaml"><text:span text:style-name="T13"><text:s text:c="3"/>Time: O(ln n) *)</text:span></text:span></text:p>
      <text:p text:style-name="P8"/>
      <text:p text:style-name="P9"><text:span text:style-name="keyword0_5f_ocaml"><text:span text:style-name="T13">fun</text:span></text:span><text:span text:style-name="symbol0_5f_ocaml"><text:span text:style-name="T10"> createArray xs </text:span></text:span><text:span text:style-name="symbol0_5f_ocaml"><text:span text:style-name="T13">=</text:span></text:span><text:span text:style-name="symbol0_5f_ocaml"><text:span text:style-name="T10"> </text:span></text:span><text:span text:style-name="keyword2_5f_ocaml"><text:span text:style-name="T13">snd</text:span></text:span><text:span text:style-name="symbol0_5f_ocaml"><text:span text:style-name="T10"> </text:span></text:span><text:span text:style-name="symbol0_5f_ocaml"><text:span text:style-name="T13">(</text:span></text:span><text:span text:style-name="symbol0_5f_ocaml"><text:span text:style-name="T10">foldl </text:span></text:span><text:span text:style-name="symbol0_5f_ocaml"><text:span text:style-name="T13">(</text:span></text:span><text:span text:style-name="symbol0_5f_ocaml"><text:span text:style-name="T10">fn </text:span></text:span><text:span text:style-name="symbol0_5f_ocaml"><text:span text:style-name="T13">((</text:span></text:span><text:span text:style-name="symbol0_5f_ocaml"><text:span text:style-name="T10">i,t</text:span></text:span><text:span text:style-name="symbol0_5f_ocaml"><text:span text:style-name="T13">)</text:span></text:span><text:span text:style-name="symbol0_5f_ocaml"><text:span text:style-name="T10">,x</text:span></text:span><text:span text:style-name="symbol0_5f_ocaml"><text:span text:style-name="T13">)</text:span></text:span><text:span text:style-name="symbol0_5f_ocaml"><text:span text:style-name="T10"> </text:span></text:span><text:span text:style-name="symbol0_5f_ocaml"><text:span text:style-name="T13">=&gt;</text:span></text:span><text:span text:style-name="symbol0_5f_ocaml"><text:span text:style-name="T10"> </text:span></text:span><text:span text:style-name="symbol0_5f_ocaml"><text:span text:style-name="T13">(</text:span></text:span><text:span text:style-name="symbol0_5f_ocaml"><text:span text:style-name="T10">i </text:span></text:span><text:span text:style-name="symbol0_5f_ocaml"><text:span text:style-name="T13">+</text:span></text:span><text:span text:style-name="symbol0_5f_ocaml"><text:span text:style-name="T10"> </text:span></text:span><text:span text:style-name="number_5f_ocaml"><text:span text:style-name="T13">1</text:span></text:span><text:span text:style-name="symbol0_5f_ocaml"><text:span text:style-name="T10">,updateArray </text:span></text:span><text:span text:style-name="symbol0_5f_ocaml"><text:span text:style-name="T13">(</text:span></text:span><text:span text:style-name="symbol0_5f_ocaml"><text:span text:style-name="T10">t,i,x</text:span></text:span><text:span text:style-name="symbol0_5f_ocaml"><text:span text:style-name="T13">)))</text:span></text:span><text:span text:style-name="symbol0_5f_ocaml"><text:span text:style-name="T10"> </text:span></text:span><text:span text:style-name="symbol0_5f_ocaml"><text:span text:style-name="T13">(</text:span></text:span><text:span text:style-name="number_5f_ocaml"><text:span text:style-name="T13">1</text:span></text:span><text:span text:style-name="symbol0_5f_ocaml"><text:span text:style-name="T10">,Leaf</text:span></text:span><text:span text:style-name="symbol0_5f_ocaml"><text:span text:style-name="T13">)</text:span></text:span><text:span text:style-name="symbol0_5f_ocaml"><text:span text:style-name="T10"> xs</text:span></text:span><text:span text:style-name="symbol0_5f_ocaml"><text:span text:style-name="T13">);</text:span></text:span></text:p>
      <text:p text:style-name="P9"><text:span text:style-name="comment_5f_multi_5f_ocaml"><text:span text:style-name="T13">(* Space: O(n * ln n)</text:span></text:span></text:p>
      <text:p text:style-name="P9"><text:span text:style-name="comment_5f_multi_5f_ocaml"><text:span text:style-name="T13"><text:s text:c="3"/>Time: O(n * ln n) *)</text:span></text:span></text:p>
      <text:p text:style-name="P8"/>
      <text:p text:style-name="P9"><text:span text:style-name="keyword0_5f_ocaml"><text:span text:style-name="T13">fun</text:span></text:span><text:span text:style-name="symbol0_5f_ocaml"><text:span text:style-name="T10"> indexArray </text:span></text:span><text:span text:style-name="symbol0_5f_ocaml"><text:span text:style-name="T13">(</text:span></text:span><text:span text:style-name="number_5f_ocaml"><text:span text:style-name="T13">1</text:span></text:span><text:span text:style-name="symbol0_5f_ocaml"><text:span text:style-name="T10">,Node </text:span></text:span><text:span text:style-name="symbol0_5f_ocaml"><text:span text:style-name="T13">(</text:span></text:span><text:span text:style-name="symbol0_5f_ocaml"><text:span text:style-name="T10">_,x,_</text:span></text:span><text:span text:style-name="symbol0_5f_ocaml"><text:span text:style-name="T13">))</text:span></text:span><text:span text:style-name="symbol0_5f_ocaml"><text:span text:style-name="T10"> </text:span></text:span><text:span text:style-name="symbol0_5f_ocaml"><text:span text:style-name="T13">=</text:span></text:span><text:span text:style-name="symbol0_5f_ocaml"><text:span text:style-name="T10"> x</text:span></text:span></text:p>
      <text:p text:style-name="P9"><text:span text:style-name="symbol0_5f_ocaml"><text:span text:style-name="T10"><text:s text:c="2"/></text:span></text:span><text:span text:style-name="symbol0_5f_ocaml"><text:span text:style-name="T13">|</text:span></text:span><text:span text:style-name="symbol0_5f_ocaml"><text:span text:style-name="T10"> indexArray </text:span></text:span><text:span text:style-name="symbol0_5f_ocaml"><text:span text:style-name="T13">(</text:span></text:span><text:span text:style-name="symbol0_5f_ocaml"><text:span text:style-name="T10">i,Node </text:span></text:span><text:span text:style-name="symbol0_5f_ocaml"><text:span text:style-name="T13">(</text:span></text:span><text:span text:style-name="symbol0_5f_ocaml"><text:span text:style-name="T10">l,_,r</text:span></text:span><text:span text:style-name="symbol0_5f_ocaml"><text:span text:style-name="T13">))</text:span></text:span><text:span text:style-name="symbol0_5f_ocaml"><text:span text:style-name="T10"> </text:span></text:span><text:span text:style-name="symbol0_5f_ocaml"><text:span text:style-name="T13">=</text:span></text:span></text:p>
      <text:p text:style-name="P9"><text:span text:style-name="symbol0_5f_ocaml"><text:span text:style-name="T10"><text:s text:c="8"/></text:span></text:span><text:span text:style-name="keyword0_5f_ocaml"><text:span text:style-name="T13">if</text:span></text:span><text:span text:style-name="symbol0_5f_ocaml"><text:span text:style-name="T10"> i </text:span></text:span><text:span text:style-name="keyword2_5f_ocaml"><text:span text:style-name="T13">mod</text:span></text:span><text:span text:style-name="symbol0_5f_ocaml"><text:span text:style-name="T10"> </text:span></text:span><text:span text:style-name="number_5f_ocaml"><text:span text:style-name="T13">2</text:span></text:span><text:span text:style-name="symbol0_5f_ocaml"><text:span text:style-name="T10"> </text:span></text:span><text:span text:style-name="symbol0_5f_ocaml"><text:span text:style-name="T13">=</text:span></text:span><text:span text:style-name="symbol0_5f_ocaml"><text:span text:style-name="T10"> </text:span></text:span><text:span text:style-name="number_5f_ocaml"><text:span text:style-name="T13">0</text:span></text:span></text:p>
      <text:p text:style-name="P9"><text:span text:style-name="symbol0_5f_ocaml"><text:span text:style-name="T10"><text:s text:c="12"/></text:span></text:span><text:span text:style-name="keyword0_5f_ocaml"><text:span text:style-name="T13">then</text:span></text:span><text:span text:style-name="symbol0_5f_ocaml"><text:span text:style-name="T10"> indexArray </text:span></text:span><text:span text:style-name="symbol0_5f_ocaml"><text:span text:style-name="T13">(</text:span></text:span><text:span text:style-name="symbol0_5f_ocaml"><text:span text:style-name="T10">i div </text:span></text:span><text:span text:style-name="number_5f_ocaml"><text:span text:style-name="T13">2</text:span></text:span><text:span text:style-name="symbol0_5f_ocaml"><text:span text:style-name="T10">,l</text:span></text:span><text:span text:style-name="symbol0_5f_ocaml"><text:span text:style-name="T13">)</text:span></text:span></text:p>
      <text:p text:style-name="P9"><text:span text:style-name="symbol0_5f_ocaml"><text:span text:style-name="T10"><text:s text:c="12"/></text:span></text:span><text:span text:style-name="keyword0_5f_ocaml"><text:span text:style-name="T13">else</text:span></text:span><text:span text:style-name="symbol0_5f_ocaml"><text:span text:style-name="T10"> indexArray </text:span></text:span><text:span text:style-name="symbol0_5f_ocaml"><text:span text:style-name="T13">(</text:span></text:span><text:span text:style-name="symbol0_5f_ocaml"><text:span text:style-name="T10">i div </text:span></text:span><text:span text:style-name="number_5f_ocaml"><text:span text:style-name="T13">2</text:span></text:span><text:span text:style-name="symbol0_5f_ocaml"><text:span text:style-name="T10">,r</text:span></text:span><text:span text:style-name="symbol0_5f_ocaml"><text:span text:style-name="T13">)</text:span></text:span></text:p>
      <text:p text:style-name="P9"><text:span text:style-name="comment_5f_multi_5f_ocaml"><text:span text:style-name="T13">(* Space: O(1)</text:span></text:span></text:p>
      <text:p text:style-name="P9"><text:span text:style-name="comment_5f_multi_5f_ocaml"><text:span text:style-name="T13"><text:s text:c="3"/>Time: O(ln n) *)</text:span></text:span></text:p>
      <text:p text:style-name="P8"/>
      <text:p text:style-name="P9"><text:span text:style-name="comment_5f_multi_5f_ocaml"><text:span text:style-name="T13">(* b *)</text:span></text:span></text:p>
      <text:p text:style-name="P9"><text:soft-page-break/><text:span text:style-name="comment_5f_multi_5f_ocaml"><text:span text:style-name="T13">(* a : int -&gt; int *)</text:span></text:span></text:p>
      <text:p text:style-name="P9"><text:span text:style-name="keyword0_5f_ocaml"><text:span text:style-name="T13">fun</text:span></text:span><text:span text:style-name="symbol0_5f_ocaml"><text:span text:style-name="T10"> update a n v i </text:span></text:span><text:span text:style-name="symbol0_5f_ocaml"><text:span text:style-name="T13">=</text:span></text:span><text:span text:style-name="symbol0_5f_ocaml"><text:span text:style-name="T10"> </text:span></text:span><text:span text:style-name="keyword0_5f_ocaml"><text:span text:style-name="T13">if</text:span></text:span><text:span text:style-name="symbol0_5f_ocaml"><text:span text:style-name="T10"> i </text:span></text:span><text:span text:style-name="symbol0_5f_ocaml"><text:span text:style-name="T13">=</text:span></text:span><text:span text:style-name="symbol0_5f_ocaml"><text:span text:style-name="T10"> n </text:span></text:span><text:span text:style-name="keyword0_5f_ocaml"><text:span text:style-name="T13">then</text:span></text:span><text:span text:style-name="symbol0_5f_ocaml"><text:span text:style-name="T10"> v </text:span></text:span><text:span text:style-name="keyword0_5f_ocaml"><text:span text:style-name="T13">else</text:span></text:span><text:span text:style-name="symbol0_5f_ocaml"><text:span text:style-name="T10"> a i</text:span></text:span></text:p>
      <text:p text:style-name="P9"><text:span text:style-name="comment_5f_multi_5f_ocaml"><text:span text:style-name="T13">(* Update has space &amp; time complexity O(1).</text:span></text:span></text:p>
      <text:p text:style-name="P9"><text:span text:style-name="comment_5f_multi_5f_ocaml"><text:span text:style-name="T13"><text:s text:c="3"/>After n updates, space &amp; time complexity of access will be O(n). *)</text:span></text:span></text:p>
      <text:h text:style-name="P5" text:outline-level="1"><text:span text:style-name="symbol0_5f_ocaml"><text:span text:style-name="T2">1997-1-5</text:span></text:span></text:h>
      <text:p text:style-name="P10"><text:span text:style-name="comment_5f_multi_5f_ocaml"><text:span text:style-name="T14">(* 1997-1-5 *)</text:span></text:span></text:p>
      <text:p text:style-name="P10"><text:span text:style-name="symbol0_5f_ocaml"><text:span text:style-name="T11">datatype square </text:span></text:span><text:span text:style-name="symbol0_5f_ocaml"><text:span text:style-name="T14">=</text:span></text:span><text:span text:style-name="symbol0_5f_ocaml"><text:span text:style-name="T11"> Empty </text:span></text:span><text:span text:style-name="symbol0_5f_ocaml"><text:span text:style-name="T14">|</text:span></text:span><text:span text:style-name="symbol0_5f_ocaml"><text:span text:style-name="T11"> O </text:span></text:span><text:span text:style-name="symbol0_5f_ocaml"><text:span text:style-name="T14">|</text:span></text:span><text:span text:style-name="symbol0_5f_ocaml"><text:span text:style-name="T11"> X</text:span></text:span><text:span text:style-name="symbol0_5f_ocaml"><text:span text:style-name="T14">;</text:span></text:span></text:p>
      <text:p text:style-name="P10"><text:span text:style-name="keyword0_5f_ocaml"><text:span text:style-name="T14">type</text:span></text:span><text:span text:style-name="symbol0_5f_ocaml"><text:span text:style-name="T11"> position </text:span></text:span><text:span text:style-name="symbol0_5f_ocaml"><text:span text:style-name="T14">=</text:span></text:span><text:span text:style-name="symbol0_5f_ocaml"><text:span text:style-name="T11"> int </text:span></text:span><text:span text:style-name="symbol0_5f_ocaml"><text:span text:style-name="T14">-&gt;</text:span></text:span><text:span text:style-name="symbol0_5f_ocaml"><text:span text:style-name="T11"> square</text:span></text:span><text:span text:style-name="symbol0_5f_ocaml"><text:span text:style-name="T14">;</text:span></text:span></text:p>
      <text:p text:style-name="P10"><text:span text:style-name="symbol0_5f_ocaml"><text:span text:style-name="T11">datatype tree </text:span></text:span><text:span text:style-name="symbol0_5f_ocaml"><text:span text:style-name="T14">=</text:span></text:span><text:span text:style-name="symbol0_5f_ocaml"><text:span text:style-name="T11"> Tree </text:span></text:span><text:span text:style-name="keyword0_5f_ocaml"><text:span text:style-name="T14">of</text:span></text:span><text:span text:style-name="symbol0_5f_ocaml"><text:span text:style-name="T11"> position </text:span></text:span><text:span text:style-name="symbol0_5f_ocaml"><text:span text:style-name="T14">*</text:span></text:span><text:span text:style-name="symbol0_5f_ocaml"><text:span text:style-name="T11"> tree </text:span></text:span><text:span text:style-name="keyword1_5f_ocaml"><text:span text:style-name="T14">list</text:span></text:span><text:span text:style-name="symbol0_5f_ocaml"><text:span text:style-name="T14">;</text:span></text:span></text:p>
      <text:p text:style-name="P10"><text:span text:style-name="symbol0_5f_ocaml"><text:span text:style-name="T11">datatype </text:span></text:span><text:span text:style-name="symbol0_5f_ocaml"><text:span text:style-name="T14">'</text:span></text:span><text:span text:style-name="symbol0_5f_ocaml"><text:span text:style-name="T11">a maybe </text:span></text:span><text:span text:style-name="symbol0_5f_ocaml"><text:span text:style-name="T14">=</text:span></text:span><text:span text:style-name="symbol0_5f_ocaml"><text:span text:style-name="T11"> Nothing </text:span></text:span><text:span text:style-name="symbol0_5f_ocaml"><text:span text:style-name="T14">|</text:span></text:span><text:span text:style-name="symbol0_5f_ocaml"><text:span text:style-name="T11"> Just </text:span></text:span><text:span text:style-name="keyword0_5f_ocaml"><text:span text:style-name="T14">of</text:span></text:span><text:span text:style-name="symbol0_5f_ocaml"><text:span text:style-name="T11"> </text:span></text:span><text:span text:style-name="symbol0_5f_ocaml"><text:span text:style-name="T14">'</text:span></text:span><text:span text:style-name="symbol0_5f_ocaml"><text:span text:style-name="T11">a</text:span></text:span><text:span text:style-name="symbol0_5f_ocaml"><text:span text:style-name="T14">;</text:span></text:span></text:p>
      <text:p text:style-name="P11"/>
      <text:p text:style-name="P10"><text:span text:style-name="keyword0_5f_ocaml"><text:span text:style-name="T14">fun</text:span></text:span><text:span text:style-name="symbol0_5f_ocaml"><text:span text:style-name="T11"> mapMaybe _ </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text:span></text:span><text:span text:style-name="symbol0_5f_ocaml"><text:span text:style-name="T14">[]</text:span></text:span></text:p>
      <text:p text:style-name="P10"><text:span text:style-name="symbol0_5f_ocaml"><text:span text:style-name="T11"><text:s text:c="2"/></text:span></text:span><text:span text:style-name="symbol0_5f_ocaml"><text:span text:style-name="T14">|</text:span></text:span><text:span text:style-name="symbol0_5f_ocaml"><text:span text:style-name="T11"> mapMaybe f </text:span></text:span><text:span text:style-name="symbol0_5f_ocaml"><text:span text:style-name="T14">(</text:span></text:span><text:span text:style-name="symbol0_5f_ocaml"><text:span text:style-name="T11">x</text:span></text:span><text:span text:style-name="symbol0_5f_ocaml"><text:span text:style-name="T14">::</text:span></text:span><text:span text:style-name="symbol0_5f_ocaml"><text:span text:style-name="T11">xs</text:span></text:span><text:span text:style-name="symbol0_5f_ocaml"><text:span text:style-name="T14">)</text:span></text:span><text:span text:style-name="symbol0_5f_ocaml"><text:span text:style-name="T11"> </text:span></text:span><text:span text:style-name="symbol0_5f_ocaml"><text:span text:style-name="T14">=</text:span></text:span></text:p>
      <text:p text:style-name="P10"><text:span text:style-name="symbol0_5f_ocaml"><text:span text:style-name="T11"><text:s text:c="8"/>case f x </text:span></text:span><text:span text:style-name="keyword0_5f_ocaml"><text:span text:style-name="T14">of</text:span></text:span></text:p>
      <text:p text:style-name="P10"><text:span text:style-name="symbol0_5f_ocaml"><text:span text:style-name="T11"><text:s text:c="12"/>Nothing </text:span></text:span><text:span text:style-name="symbol0_5f_ocaml"><text:span text:style-name="T14">=&gt;</text:span></text:span><text:span text:style-name="symbol0_5f_ocaml"><text:span text:style-name="T11"> mapMaybe f xs</text:span></text:span></text:p>
      <text:p text:style-name="P10"><text:span text:style-name="symbol0_5f_ocaml"><text:span text:style-name="T11"><text:s text:c="10"/></text:span></text:span><text:span text:style-name="symbol0_5f_ocaml"><text:span text:style-name="T14">|</text:span></text:span><text:span text:style-name="symbol0_5f_ocaml"><text:span text:style-name="T11"> Just y </text:span></text:span><text:span text:style-name="symbol0_5f_ocaml"><text:span text:style-name="T14">=&gt;</text:span></text:span><text:span text:style-name="symbol0_5f_ocaml"><text:span text:style-name="T11"> y </text:span></text:span><text:span text:style-name="symbol0_5f_ocaml"><text:span text:style-name="T14">::</text:span></text:span><text:span text:style-name="symbol0_5f_ocaml"><text:span text:style-name="T11"> mapMaybe f xs</text:span></text:span><text:span text:style-name="symbol0_5f_ocaml"><text:span text:style-name="T14">;</text:span></text:span></text:p>
      <text:p text:style-name="P11"/>
      <text:p text:style-name="P10"><text:span text:style-name="keyword0_5f_ocaml"><text:span text:style-name="T14">fun</text:span></text:span><text:span text:style-name="symbol0_5f_ocaml"><text:span text:style-name="T11"> curry f x y </text:span></text:span><text:span text:style-name="symbol0_5f_ocaml"><text:span text:style-name="T14">=</text:span></text:span><text:span text:style-name="symbol0_5f_ocaml"><text:span text:style-name="T11"> f </text:span></text:span><text:span text:style-name="symbol0_5f_ocaml"><text:span text:style-name="T14">(</text:span></text:span><text:span text:style-name="symbol0_5f_ocaml"><text:span text:style-name="T11">x,y</text:span></text:span><text:span text:style-name="symbol0_5f_ocaml"><text:span text:style-name="T14">);</text:span></text:span></text:p>
      <text:p text:style-name="P10"><text:span text:style-name="symbol0_5f_ocaml"><text:span text:style-name="T11">infixr </text:span></text:span><text:span text:style-name="number_5f_ocaml"><text:span text:style-name="T14">0</text:span></text:span><text:span text:style-name="symbol0_5f_ocaml"><text:span text:style-name="T11"> $</text:span></text:span></text:p>
      <text:p text:style-name="P10"><text:span text:style-name="keyword0_5f_ocaml"><text:span text:style-name="T14">fun</text:span></text:span><text:span text:style-name="symbol0_5f_ocaml"><text:span text:style-name="T11"> f $ x </text:span></text:span><text:span text:style-name="symbol0_5f_ocaml"><text:span text:style-name="T14">=</text:span></text:span><text:span text:style-name="symbol0_5f_ocaml"><text:span text:style-name="T11"> f x</text:span></text:span><text:span text:style-name="symbol0_5f_ocaml"><text:span text:style-name="T14">;</text:span></text:span></text:p>
      <text:p text:style-name="P11"/>
      <text:p text:style-name="P10"><text:span text:style-name="keyword0_5f_ocaml"><text:span text:style-name="T14">fun</text:span></text:span><text:span text:style-name="symbol0_5f_ocaml"><text:span text:style-name="T11"> any p </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text:span></text:span><text:span text:style-name="keyword0_5f_ocaml"><text:span text:style-name="T14">false</text:span></text:span></text:p>
      <text:p text:style-name="P10"><text:span text:style-name="symbol0_5f_ocaml"><text:span text:style-name="T11"><text:s text:c="2"/></text:span></text:span><text:span text:style-name="symbol0_5f_ocaml"><text:span text:style-name="T14">|</text:span></text:span><text:span text:style-name="symbol0_5f_ocaml"><text:span text:style-name="T11"> any p </text:span></text:span><text:span text:style-name="symbol0_5f_ocaml"><text:span text:style-name="T14">(</text:span></text:span><text:span text:style-name="symbol0_5f_ocaml"><text:span text:style-name="T11">x</text:span></text:span><text:span text:style-name="symbol0_5f_ocaml"><text:span text:style-name="T14">::</text:span></text:span><text:span text:style-name="symbol0_5f_ocaml"><text:span text:style-name="T11">xs</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p x orelse any p xs</text:span></text:span><text:span text:style-name="symbol0_5f_ocaml"><text:span text:style-name="T14">;</text:span></text:span></text:p>
      <text:p text:style-name="P10"><text:span text:style-name="keyword0_5f_ocaml"><text:span text:style-name="T14">fun</text:span></text:span><text:span text:style-name="symbol0_5f_ocaml"><text:span text:style-name="T11"> all p </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text:span></text:span><text:span text:style-name="keyword0_5f_ocaml"><text:span text:style-name="T14">true</text:span></text:span></text:p>
      <text:p text:style-name="P10"><text:span text:style-name="symbol0_5f_ocaml"><text:span text:style-name="T11"><text:s text:c="2"/></text:span></text:span><text:span text:style-name="symbol0_5f_ocaml"><text:span text:style-name="T14">|</text:span></text:span><text:span text:style-name="symbol0_5f_ocaml"><text:span text:style-name="T11"> all p </text:span></text:span><text:span text:style-name="symbol0_5f_ocaml"><text:span text:style-name="T14">(</text:span></text:span><text:span text:style-name="symbol0_5f_ocaml"><text:span text:style-name="T11">x</text:span></text:span><text:span text:style-name="symbol0_5f_ocaml"><text:span text:style-name="T14">::</text:span></text:span><text:span text:style-name="symbol0_5f_ocaml"><text:span text:style-name="T11">xs</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p x andalso all p xs</text:span></text:span><text:span text:style-name="symbol0_5f_ocaml"><text:span text:style-name="T14">;</text:span></text:span></text:p>
      <text:p text:style-name="P11"/>
      <text:p text:style-name="P10"><text:span text:style-name="keyword0_5f_ocaml"><text:span text:style-name="T14">fun</text:span></text:span><text:span text:style-name="symbol0_5f_ocaml"><text:span text:style-name="T11"> empty _ </text:span></text:span><text:span text:style-name="symbol0_5f_ocaml"><text:span text:style-name="T14">=</text:span></text:span><text:span text:style-name="symbol0_5f_ocaml"><text:span text:style-name="T11"> Empty</text:span></text:span></text:p>
      <text:p text:style-name="P10"><text:span text:style-name="keyword0_5f_ocaml"><text:span text:style-name="T14">fun</text:span></text:span><text:span text:style-name="symbol0_5f_ocaml"><text:span text:style-name="T11"> otherPlayer O </text:span></text:span><text:span text:style-name="symbol0_5f_ocaml"><text:span text:style-name="T14">=</text:span></text:span><text:span text:style-name="symbol0_5f_ocaml"><text:span text:style-name="T11"> X</text:span></text:span></text:p>
      <text:p text:style-name="P10"><text:span text:style-name="symbol0_5f_ocaml"><text:span text:style-name="T11"><text:s text:c="2"/></text:span></text:span><text:span text:style-name="symbol0_5f_ocaml"><text:span text:style-name="T14">|</text:span></text:span><text:span text:style-name="symbol0_5f_ocaml"><text:span text:style-name="T11"> otherPlayer X </text:span></text:span><text:span text:style-name="symbol0_5f_ocaml"><text:span text:style-name="T14">=</text:span></text:span><text:span text:style-name="symbol0_5f_ocaml"><text:span text:style-name="T11"> O</text:span></text:span></text:p>
      <text:p text:style-name="P10"><text:span text:style-name="symbol0_5f_ocaml"><text:span text:style-name="T11"><text:s text:c="2"/></text:span></text:span><text:span text:style-name="symbol0_5f_ocaml"><text:span text:style-name="T14">|</text:span></text:span><text:span text:style-name="symbol0_5f_ocaml"><text:span text:style-name="T11"> otherPlayer Empty </text:span></text:span><text:span text:style-name="symbol0_5f_ocaml"><text:span text:style-name="T14">=</text:span></text:span><text:span text:style-name="symbol0_5f_ocaml"><text:span text:style-name="T11"> Empty</text:span></text:span><text:span text:style-name="symbol0_5f_ocaml"><text:span text:style-name="T14">;</text:span></text:span></text:p>
      <text:p text:style-name="P11"/>
      <text:p text:style-name="P10"><text:span text:style-name="keyword0_5f_ocaml"><text:span text:style-name="T14">val</text:span></text:span><text:span text:style-name="symbol0_5f_ocaml"><text:span text:style-name="T11"> positions </text:span></text:span><text:span text:style-name="symbol0_5f_ocaml"><text:span text:style-name="T14">=</text:span></text:span><text:span text:style-name="symbol0_5f_ocaml"><text:span text:style-name="T11"> </text:span></text:span><text:span text:style-name="symbol0_5f_ocaml"><text:span text:style-name="T14">[</text:span></text:span><text:span text:style-name="number_5f_ocaml"><text:span text:style-name="T14">1</text:span></text:span><text:span text:style-name="symbol0_5f_ocaml"><text:span text:style-name="T11">,</text:span></text:span><text:span text:style-name="number_5f_ocaml"><text:span text:style-name="T14">2</text:span></text:span><text:span text:style-name="symbol0_5f_ocaml"><text:span text:style-name="T11">,</text:span></text:span><text:span text:style-name="number_5f_ocaml"><text:span text:style-name="T14">3</text:span></text:span><text:span text:style-name="symbol0_5f_ocaml"><text:span text:style-name="T11">,</text:span></text:span><text:span text:style-name="number_5f_ocaml"><text:span text:style-name="T14">4</text:span></text:span><text:span text:style-name="symbol0_5f_ocaml"><text:span text:style-name="T11">,</text:span></text:span><text:span text:style-name="number_5f_ocaml"><text:span text:style-name="T14">5</text:span></text:span><text:span text:style-name="symbol0_5f_ocaml"><text:span text:style-name="T11">,</text:span></text:span><text:span text:style-name="number_5f_ocaml"><text:span text:style-name="T14">6</text:span></text:span><text:span text:style-name="symbol0_5f_ocaml"><text:span text:style-name="T11">,</text:span></text:span><text:span text:style-name="number_5f_ocaml"><text:span text:style-name="T14">7</text:span></text:span><text:span text:style-name="symbol0_5f_ocaml"><text:span text:style-name="T11">,</text:span></text:span><text:span text:style-name="number_5f_ocaml"><text:span text:style-name="T14">8</text:span></text:span><text:span text:style-name="symbol0_5f_ocaml"><text:span text:style-name="T11">,</text:span></text:span><text:span text:style-name="number_5f_ocaml"><text:span text:style-name="T14">9</text:span></text:span><text:span text:style-name="symbol0_5f_ocaml"><text:span text:style-name="T14">];</text:span></text:span></text:p>
      <text:p text:style-name="P10"><text:span text:style-name="keyword0_5f_ocaml"><text:span text:style-name="T14">val</text:span></text:span><text:span text:style-name="symbol0_5f_ocaml"><text:span text:style-name="T11"> lines </text:span></text:span><text:span text:style-name="symbol0_5f_ocaml"><text:span text:style-name="T14">=</text:span></text:span><text:span text:style-name="symbol0_5f_ocaml"><text:span text:style-name="T11"> </text:span></text:span><text:span text:style-name="symbol0_5f_ocaml"><text:span text:style-name="T14">[[</text:span></text:span><text:span text:style-name="number_5f_ocaml"><text:span text:style-name="T14">1</text:span></text:span><text:span text:style-name="symbol0_5f_ocaml"><text:span text:style-name="T11">,</text:span></text:span><text:span text:style-name="number_5f_ocaml"><text:span text:style-name="T14">2</text:span></text:span><text:span text:style-name="symbol0_5f_ocaml"><text:span text:style-name="T11">,</text:span></text:span><text:span text:style-name="number_5f_ocaml"><text:span text:style-name="T14">3</text:span></text:span><text:span text:style-name="symbol0_5f_ocaml"><text:span text:style-name="T14">]</text:span></text:span><text:span text:style-name="symbol0_5f_ocaml"><text:span text:style-name="T11">,</text:span></text:span><text:span text:style-name="symbol0_5f_ocaml"><text:span text:style-name="T14">[</text:span></text:span><text:span text:style-name="number_5f_ocaml"><text:span text:style-name="T14">4</text:span></text:span><text:span text:style-name="symbol0_5f_ocaml"><text:span text:style-name="T11">,</text:span></text:span><text:span text:style-name="number_5f_ocaml"><text:span text:style-name="T14">5</text:span></text:span><text:span text:style-name="symbol0_5f_ocaml"><text:span text:style-name="T11">,</text:span></text:span><text:span text:style-name="number_5f_ocaml"><text:span text:style-name="T14">6</text:span></text:span><text:span text:style-name="symbol0_5f_ocaml"><text:span text:style-name="T14">]</text:span></text:span><text:span text:style-name="symbol0_5f_ocaml"><text:span text:style-name="T11">,</text:span></text:span><text:span text:style-name="symbol0_5f_ocaml"><text:span text:style-name="T14">[</text:span></text:span><text:span text:style-name="number_5f_ocaml"><text:span text:style-name="T14">7</text:span></text:span><text:span text:style-name="symbol0_5f_ocaml"><text:span text:style-name="T11">,</text:span></text:span><text:span text:style-name="number_5f_ocaml"><text:span text:style-name="T14">8</text:span></text:span><text:span text:style-name="symbol0_5f_ocaml"><text:span text:style-name="T11">,</text:span></text:span><text:span text:style-name="number_5f_ocaml"><text:span text:style-name="T14">9</text:span></text:span><text:span text:style-name="symbol0_5f_ocaml"><text:span text:style-name="T14">]</text:span></text:span><text:span text:style-name="symbol0_5f_ocaml"><text:span text:style-name="T11">,</text:span></text:span><text:span text:style-name="symbol0_5f_ocaml"><text:span text:style-name="T14">[</text:span></text:span><text:span text:style-name="number_5f_ocaml"><text:span text:style-name="T14">1</text:span></text:span><text:span text:style-name="symbol0_5f_ocaml"><text:span text:style-name="T11">,</text:span></text:span><text:span text:style-name="number_5f_ocaml"><text:span text:style-name="T14">4</text:span></text:span><text:span text:style-name="symbol0_5f_ocaml"><text:span text:style-name="T11">,</text:span></text:span><text:span text:style-name="number_5f_ocaml"><text:span text:style-name="T14">7</text:span></text:span><text:span text:style-name="symbol0_5f_ocaml"><text:span text:style-name="T14">]</text:span></text:span><text:span text:style-name="symbol0_5f_ocaml"><text:span text:style-name="T11">,</text:span></text:span><text:span text:style-name="symbol0_5f_ocaml"><text:span text:style-name="T14">[</text:span></text:span><text:span text:style-name="number_5f_ocaml"><text:span text:style-name="T14">2</text:span></text:span><text:span text:style-name="symbol0_5f_ocaml"><text:span text:style-name="T11">,</text:span></text:span><text:span text:style-name="number_5f_ocaml"><text:span text:style-name="T14">5</text:span></text:span><text:span text:style-name="symbol0_5f_ocaml"><text:span text:style-name="T11">,</text:span></text:span><text:span text:style-name="number_5f_ocaml"><text:span text:style-name="T14">8</text:span></text:span><text:span text:style-name="symbol0_5f_ocaml"><text:span text:style-name="T14">]</text:span></text:span><text:span text:style-name="symbol0_5f_ocaml"><text:span text:style-name="T11">,</text:span></text:span><text:span text:style-name="symbol0_5f_ocaml"><text:span text:style-name="T14">[</text:span></text:span><text:span text:style-name="number_5f_ocaml"><text:span text:style-name="T14">3</text:span></text:span><text:span text:style-name="symbol0_5f_ocaml"><text:span text:style-name="T11">,</text:span></text:span><text:span text:style-name="number_5f_ocaml"><text:span text:style-name="T14">6</text:span></text:span><text:span text:style-name="symbol0_5f_ocaml"><text:span text:style-name="T11">,</text:span></text:span><text:span text:style-name="number_5f_ocaml"><text:span text:style-name="T14">9</text:span></text:span><text:span text:style-name="symbol0_5f_ocaml"><text:span text:style-name="T14">]</text:span></text:span><text:span text:style-name="symbol0_5f_ocaml"><text:span text:style-name="T11">,</text:span></text:span><text:span text:style-name="symbol0_5f_ocaml"><text:span text:style-name="T14">[</text:span></text:span><text:span text:style-name="number_5f_ocaml"><text:span text:style-name="T14">1</text:span></text:span><text:span text:style-name="symbol0_5f_ocaml"><text:span text:style-name="T11">,</text:span></text:span><text:span text:style-name="number_5f_ocaml"><text:span text:style-name="T14">5</text:span></text:span><text:span text:style-name="symbol0_5f_ocaml"><text:span text:style-name="T11">,</text:span></text:span><text:span text:style-name="number_5f_ocaml"><text:span text:style-name="T14">9</text:span></text:span><text:span text:style-name="symbol0_5f_ocaml"><text:span text:style-name="T14">]</text:span></text:span><text:span text:style-name="symbol0_5f_ocaml"><text:span text:style-name="T11">,</text:span></text:span><text:span text:style-name="symbol0_5f_ocaml"><text:span text:style-name="T14">[</text:span></text:span><text:span text:style-name="number_5f_ocaml"><text:span text:style-name="T14">3</text:span></text:span><text:span text:style-name="symbol0_5f_ocaml"><text:span text:style-name="T11">,</text:span></text:span><text:span text:style-name="number_5f_ocaml"><text:span text:style-name="T14">5</text:span></text:span><text:span text:style-name="symbol0_5f_ocaml"><text:span text:style-name="T11">,</text:span></text:span><text:span text:style-name="number_5f_ocaml"><text:span text:style-name="T14">7</text:span></text:span><text:span text:style-name="symbol0_5f_ocaml"><text:span text:style-name="T14">]];</text:span></text:span></text:p>
      <text:p text:style-name="P10"><text:span text:style-name="keyword0_5f_ocaml"><text:span text:style-name="T14">fun</text:span></text:span><text:span text:style-name="symbol0_5f_ocaml"><text:span text:style-name="T11"> hasWon player board </text:span></text:span><text:span text:style-name="symbol0_5f_ocaml"><text:span text:style-name="T14">=</text:span></text:span><text:span text:style-name="symbol0_5f_ocaml"><text:span text:style-name="T11"> any </text:span></text:span><text:span text:style-name="symbol0_5f_ocaml"><text:span text:style-name="T14">(</text:span></text:span><text:span text:style-name="symbol0_5f_ocaml"><text:span text:style-name="T11">all </text:span></text:span><text:span text:style-name="symbol0_5f_ocaml"><text:span text:style-name="T14">(</text:span></text:span><text:span text:style-name="symbol0_5f_ocaml"><text:span text:style-name="T11">fn i </text:span></text:span><text:span text:style-name="symbol0_5f_ocaml"><text:span text:style-name="T14">=&gt;</text:span></text:span><text:span text:style-name="symbol0_5f_ocaml"><text:span text:style-name="T11"> board i </text:span></text:span><text:span text:style-name="symbol0_5f_ocaml"><text:span text:style-name="T14">=</text:span></text:span><text:span text:style-name="symbol0_5f_ocaml"><text:span text:style-name="T11"> player</text:span></text:span><text:span text:style-name="symbol0_5f_ocaml"><text:span text:style-name="T14">))</text:span></text:span><text:span text:style-name="symbol0_5f_ocaml"><text:span text:style-name="T11"> lines</text:span></text:span><text:span text:style-name="symbol0_5f_ocaml"><text:span text:style-name="T14">;</text:span></text:span></text:p>
      <text:p text:style-name="P10"><text:span text:style-name="keyword0_5f_ocaml"><text:span text:style-name="T14">fun</text:span></text:span><text:span text:style-name="symbol0_5f_ocaml"><text:span text:style-name="T11"> isFull board </text:span></text:span><text:span text:style-name="symbol0_5f_ocaml"><text:span text:style-name="T14">=</text:span></text:span><text:span text:style-name="symbol0_5f_ocaml"><text:span text:style-name="T11"> </text:span></text:span><text:span text:style-name="keyword0_5f_ocaml"><text:span text:style-name="T14">not</text:span></text:span><text:span text:style-name="symbol0_5f_ocaml"><text:span text:style-name="T11"> $ any </text:span></text:span><text:span text:style-name="symbol0_5f_ocaml"><text:span text:style-name="T14">(</text:span></text:span><text:span text:style-name="symbol0_5f_ocaml"><text:span text:style-name="T11">fn i </text:span></text:span><text:span text:style-name="symbol0_5f_ocaml"><text:span text:style-name="T14">=&gt;</text:span></text:span><text:span text:style-name="symbol0_5f_ocaml"><text:span text:style-name="T11"> board i </text:span></text:span><text:span text:style-name="symbol0_5f_ocaml"><text:span text:style-name="T14">=</text:span></text:span><text:span text:style-name="symbol0_5f_ocaml"><text:span text:style-name="T11"> Empty</text:span></text:span><text:span text:style-name="symbol0_5f_ocaml"><text:span text:style-name="T14">)</text:span></text:span><text:span text:style-name="symbol0_5f_ocaml"><text:span text:style-name="T11"> $ positions</text:span></text:span><text:span text:style-name="symbol0_5f_ocaml"><text:span text:style-name="T14">;</text:span></text:span></text:p>
      <text:p text:style-name="P11"/>
      <text:p text:style-name="P10"><text:span text:style-name="keyword0_5f_ocaml"><text:span text:style-name="T14">fun</text:span></text:span><text:span text:style-name="symbol0_5f_ocaml"><text:span text:style-name="T11"> play player board pos </text:span></text:span><text:span text:style-name="symbol0_5f_ocaml"><text:span text:style-name="T14">=</text:span></text:span></text:p>
      <text:p text:style-name="P10"><text:span text:style-name="symbol0_5f_ocaml"><text:span text:style-name="T11"><text:s text:c="4"/></text:span></text:span><text:span text:style-name="keyword0_5f_ocaml"><text:span text:style-name="T14">if</text:span></text:span><text:span text:style-name="symbol0_5f_ocaml"><text:span text:style-name="T11"> board pos </text:span></text:span><text:span text:style-name="symbol0_5f_ocaml"><text:span text:style-name="T14">=</text:span></text:span><text:span text:style-name="symbol0_5f_ocaml"><text:span text:style-name="T11"> Empty</text:span></text:span></text:p>
      <text:p text:style-name="P10"><text:span text:style-name="symbol0_5f_ocaml"><text:span text:style-name="T11"><text:s text:c="8"/></text:span></text:span><text:span text:style-name="keyword0_5f_ocaml"><text:span text:style-name="T14">then</text:span></text:span><text:span text:style-name="symbol0_5f_ocaml"><text:span text:style-name="T11"> Just </text:span></text:span><text:span text:style-name="symbol0_5f_ocaml"><text:span text:style-name="T14">(</text:span></text:span><text:span text:style-name="symbol0_5f_ocaml"><text:span text:style-name="T11">fn i </text:span></text:span><text:span text:style-name="symbol0_5f_ocaml"><text:span text:style-name="T14">=&gt;</text:span></text:span><text:span text:style-name="symbol0_5f_ocaml"><text:span text:style-name="T11"> </text:span></text:span><text:span text:style-name="keyword0_5f_ocaml"><text:span text:style-name="T14">if</text:span></text:span><text:span text:style-name="symbol0_5f_ocaml"><text:span text:style-name="T11"> i </text:span></text:span><text:span text:style-name="symbol0_5f_ocaml"><text:span text:style-name="T14">=</text:span></text:span><text:span text:style-name="symbol0_5f_ocaml"><text:span text:style-name="T11"> pos </text:span></text:span><text:span text:style-name="keyword0_5f_ocaml"><text:span text:style-name="T14">then</text:span></text:span><text:span text:style-name="symbol0_5f_ocaml"><text:span text:style-name="T11"> player </text:span></text:span><text:span text:style-name="keyword0_5f_ocaml"><text:span text:style-name="T14">else</text:span></text:span><text:span text:style-name="symbol0_5f_ocaml"><text:span text:style-name="T11"> board i</text:span></text:span><text:span text:style-name="symbol0_5f_ocaml"><text:span text:style-name="T14">)</text:span></text:span></text:p>
      <text:p text:style-name="P10"><text:span text:style-name="symbol0_5f_ocaml"><text:span text:style-name="T11"><text:s text:c="8"/></text:span></text:span><text:span text:style-name="keyword0_5f_ocaml"><text:span text:style-name="T14">else</text:span></text:span><text:span text:style-name="symbol0_5f_ocaml"><text:span text:style-name="T11"> Nothing</text:span></text:span><text:span text:style-name="symbol0_5f_ocaml"><text:span text:style-name="T14">;</text:span></text:span></text:p>
      <text:p text:style-name="P11"/>
      <text:p text:style-name="P10"><text:span text:style-name="keyword0_5f_ocaml"><text:span text:style-name="T14">fun</text:span></text:span><text:span text:style-name="symbol0_5f_ocaml"><text:span text:style-name="T11"> mktreeFrom player board </text:span></text:span><text:span text:style-name="symbol0_5f_ocaml"><text:span text:style-name="T14">=</text:span></text:span></text:p>
      <text:p text:style-name="P10"><text:span text:style-name="symbol0_5f_ocaml"><text:span text:style-name="T11"><text:s text:c="4"/></text:span></text:span><text:span text:style-name="keyword0_5f_ocaml"><text:span text:style-name="T14">let</text:span></text:span></text:p>
      <text:p text:style-name="P10"><text:span text:style-name="symbol0_5f_ocaml"><text:span text:style-name="T11"><text:s text:c="8"/></text:span></text:span><text:span text:style-name="keyword0_5f_ocaml"><text:span text:style-name="T14">val</text:span></text:span><text:span text:style-name="symbol0_5f_ocaml"><text:span text:style-name="T11"> other </text:span></text:span><text:span text:style-name="symbol0_5f_ocaml"><text:span text:style-name="T14">=</text:span></text:span><text:span text:style-name="symbol0_5f_ocaml"><text:span text:style-name="T11"> otherPlayer player</text:span></text:span></text:p>
      <text:p text:style-name="P10"><text:span text:style-name="symbol0_5f_ocaml"><text:span text:style-name="T11"><text:s text:c="4"/></text:span></text:span><text:span text:style-name="keyword0_5f_ocaml"><text:span text:style-name="T14">in</text:span></text:span></text:p>
      <text:p text:style-name="P10"><text:span text:style-name="symbol0_5f_ocaml"><text:span text:style-name="T11"><text:s text:c="8"/>curry Tree board </text:span></text:span><text:span text:style-name="symbol0_5f_ocaml"><text:span text:style-name="T14">(</text:span></text:span><text:span text:style-name="keyword0_5f_ocaml"><text:span text:style-name="T14">if</text:span></text:span><text:span text:style-name="symbol0_5f_ocaml"><text:span text:style-name="T11"> hasWon other board orelse isFull board</text:span></text:span></text:p>
      <text:p text:style-name="P10"><text:span text:style-name="symbol0_5f_ocaml"><text:span text:style-name="T11"><text:s text:c="12"/></text:span></text:span><text:span text:style-name="keyword0_5f_ocaml"><text:span text:style-name="T14">then</text:span></text:span><text:span text:style-name="symbol0_5f_ocaml"><text:span text:style-name="T11"> </text:span></text:span><text:span text:style-name="symbol0_5f_ocaml"><text:span text:style-name="T14">[]</text:span></text:span></text:p>
      <text:p text:style-name="P10"><text:span text:style-name="symbol0_5f_ocaml"><text:span text:style-name="T11"><text:s text:c="12"/></text:span></text:span><text:span text:style-name="keyword0_5f_ocaml"><text:span text:style-name="T14">else</text:span></text:span><text:span text:style-name="symbol0_5f_ocaml"><text:span text:style-name="T11"> </text:span></text:span><text:span text:style-name="keyword1_5f_ocaml"><text:span text:style-name="T14">map</text:span></text:span><text:span text:style-name="symbol0_5f_ocaml"><text:span text:style-name="T11"> </text:span></text:span><text:span text:style-name="symbol0_5f_ocaml"><text:span text:style-name="T14">(</text:span></text:span><text:span text:style-name="symbol0_5f_ocaml"><text:span text:style-name="T11">mktreeFrom other</text:span></text:span><text:span text:style-name="symbol0_5f_ocaml"><text:span text:style-name="T14">)</text:span></text:span><text:span text:style-name="symbol0_5f_ocaml"><text:span text:style-name="T11"> $ mapMaybe </text:span></text:span><text:span text:style-name="symbol0_5f_ocaml"><text:span text:style-name="T14">(</text:span></text:span><text:span text:style-name="symbol0_5f_ocaml"><text:span text:style-name="T11">play player board</text:span></text:span><text:span text:style-name="symbol0_5f_ocaml"><text:span text:style-name="T14">)</text:span></text:span><text:span text:style-name="symbol0_5f_ocaml"><text:span text:style-name="T11"> positions</text:span></text:span><text:span text:style-name="symbol0_5f_ocaml"><text:span text:style-name="T14">)</text:span></text:span></text:p>
      <text:p text:style-name="P10"><text:span text:style-name="symbol0_5f_ocaml"><text:span text:style-name="T11"><text:s text:c="4"/></text:span></text:span><text:span text:style-name="keyword0_5f_ocaml"><text:span text:style-name="T14">end</text:span></text:span><text:span text:style-name="symbol0_5f_ocaml"><text:span text:style-name="T14">;</text:span></text:span></text:p>
      <text:p text:style-name="P10"><text:span text:style-name="keyword0_5f_ocaml"><text:span text:style-name="T14">fun</text:span></text:span><text:span text:style-name="symbol0_5f_ocaml"><text:span text:style-name="T11"> mktree </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mktreeFrom O empty</text:span></text:span><text:span text:style-name="symbol0_5f_ocaml"><text:span text:style-name="T14">;</text:span></text:span></text:p>
      <text:p text:style-name="P12"><text:span text:style-name="comment_5f_multi_5f_ocaml"><text:span text:style-name="T15">(* Could be made more efficient by using an array for the position type, rather than a function (giving O(1), rather than O(m), access time, where u is the number of moves played). However, since the number of moves played is small, this is unlikely to have </text:span></text:span><text:soft-page-break/><text:span text:style-name="comment_5f_multi_5f_ocaml"><text:span text:style-name="T15">much effect. Since the order of the game tree doesn’t matter, mapMaybe could be made tail-recursive, where the result is the reverse of what it is here. This would save some stack space, but mapMaybe only ever maps over a list of length 9, so there would not be much change. *)</text:span></text:span></text:p>
      <text:p text:style-name="P11"/>
      <text:p text:style-name="P10"><text:span text:style-name="keyword0_5f_ocaml"><text:span text:style-name="T14">fun</text:span></text:span><text:span text:style-name="symbol0_5f_ocaml"><text:span text:style-name="T11"> sum </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text:span></text:span><text:span text:style-name="number_5f_ocaml"><text:span text:style-name="T14">0</text:span></text:span></text:p>
      <text:p text:style-name="P10"><text:span text:style-name="symbol0_5f_ocaml"><text:span text:style-name="T11"><text:s text:c="2"/></text:span></text:span><text:span text:style-name="symbol0_5f_ocaml"><text:span text:style-name="T14">|</text:span></text:span><text:span text:style-name="symbol0_5f_ocaml"><text:span text:style-name="T11"> sum </text:span></text:span><text:span text:style-name="symbol0_5f_ocaml"><text:span text:style-name="T14">(</text:span></text:span><text:span text:style-name="symbol0_5f_ocaml"><text:span text:style-name="T11">x</text:span></text:span><text:span text:style-name="symbol0_5f_ocaml"><text:span text:style-name="T14">::</text:span></text:span><text:span text:style-name="symbol0_5f_ocaml"><text:span text:style-name="T11">xs</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x </text:span></text:span><text:span text:style-name="symbol0_5f_ocaml"><text:span text:style-name="T14">+</text:span></text:span><text:span text:style-name="symbol0_5f_ocaml"><text:span text:style-name="T11"> sum xs</text:span></text:span><text:span text:style-name="symbol0_5f_ocaml"><text:span text:style-name="T14">;</text:span></text:span></text:p>
      <text:p text:style-name="P11"/>
      <text:p text:style-name="P10"><text:span text:style-name="keyword0_5f_ocaml"><text:span text:style-name="T14">fun</text:span></text:span><text:span text:style-name="symbol0_5f_ocaml"><text:span text:style-name="T11"> Owins </text:span></text:span><text:span text:style-name="symbol0_5f_ocaml"><text:span text:style-name="T14">(</text:span></text:span><text:span text:style-name="symbol0_5f_ocaml"><text:span text:style-name="T11">Tree </text:span></text:span><text:span text:style-name="symbol0_5f_ocaml"><text:span text:style-name="T14">(</text:span></text:span><text:span text:style-name="symbol0_5f_ocaml"><text:span text:style-name="T11">board,</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text:span></text:span><text:span text:style-name="keyword0_5f_ocaml"><text:span text:style-name="T14">if</text:span></text:span><text:span text:style-name="symbol0_5f_ocaml"><text:span text:style-name="T11"> hasWon O board </text:span></text:span><text:span text:style-name="keyword0_5f_ocaml"><text:span text:style-name="T14">then</text:span></text:span><text:span text:style-name="symbol0_5f_ocaml"><text:span text:style-name="T11"> </text:span></text:span><text:span text:style-name="number_5f_ocaml"><text:span text:style-name="T14">1</text:span></text:span><text:span text:style-name="symbol0_5f_ocaml"><text:span text:style-name="T11"> </text:span></text:span><text:span text:style-name="keyword0_5f_ocaml"><text:span text:style-name="T14">else</text:span></text:span><text:span text:style-name="symbol0_5f_ocaml"><text:span text:style-name="T11"> </text:span></text:span><text:span text:style-name="number_5f_ocaml"><text:span text:style-name="T14">0</text:span></text:span></text:p>
      <text:p text:style-name="P10"><text:span text:style-name="symbol0_5f_ocaml"><text:span text:style-name="T11"><text:s text:c="2"/></text:span></text:span><text:span text:style-name="symbol0_5f_ocaml"><text:span text:style-name="T14">|</text:span></text:span><text:span text:style-name="symbol0_5f_ocaml"><text:span text:style-name="T11"> Owins </text:span></text:span><text:span text:style-name="symbol0_5f_ocaml"><text:span text:style-name="T14">(</text:span></text:span><text:span text:style-name="symbol0_5f_ocaml"><text:span text:style-name="T11">Tree </text:span></text:span><text:span text:style-name="symbol0_5f_ocaml"><text:span text:style-name="T14">(</text:span></text:span><text:span text:style-name="symbol0_5f_ocaml"><text:span text:style-name="T11">_,ts</text:span></text:span><text:span text:style-name="symbol0_5f_ocaml"><text:span text:style-name="T14">))</text:span></text:span><text:span text:style-name="symbol0_5f_ocaml"><text:span text:style-name="T11"> </text:span></text:span><text:span text:style-name="symbol0_5f_ocaml"><text:span text:style-name="T14">=</text:span></text:span><text:span text:style-name="symbol0_5f_ocaml"><text:span text:style-name="T11"> sum $ </text:span></text:span><text:span text:style-name="keyword1_5f_ocaml"><text:span text:style-name="T14">map</text:span></text:span><text:span text:style-name="symbol0_5f_ocaml"><text:span text:style-name="T11"> Owins ts</text:span></text:span><text:span text:style-name="symbol0_5f_ocaml"><text:span text:style-name="T14">;</text:span></text:span></text:p>
      <text:p text:style-name="P10"><text:span text:style-name="comment_5f_multi_5f_ocaml"><text:span text:style-name="T14">(* 131184; Wikipedia agree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nifont2" svg:font-family="Unifont"/>
    <style:font-face style:name="monospace" svg:font-family="monospace"/>
    <style:font-face style:name="sans-serif" svg:font-family="sans-serif"/>
    <style:font-face style:name="DejaVu Sans Mono" svg:font-family="'DejaVu Sans Mono'" style:font-family-generic="modern" style:font-pitch="fixed"/>
    <style:font-face style:name="Unifont1" svg:font-family="Unifont" style:font-family-generic="modern" style:font-pitch="fixed"/>
    <style:font-face style:name="WenQuanYi Micro Hei Mono" svg:font-family="'WenQuanYi Micro Hei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Baekmuk Batang" svg:font-family="'Baekmuk Batang'"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Baekmuk Batang" style:font-size-asian="10.5pt" style:language-asian="ko" style:country-asian="KR"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Baekmuk Batang" style:font-size-asian="10.5pt" style:language-asian="ko" style:country-asian="KR"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Baekmuk Batang" style:font-family-asian="'Baekmuk Batang'"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Unifont2" style:font-family-complex="Unifon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Unifont2" style:font-family-complex="Unifon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2" style:font-family-complex="Unifo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Unifont1" style:font-family-complex="Unifont" style:font-family-generic-complex="modern" style:font-pitch-complex="fixed" style:font-size-complex="10pt"/>
    </style:style>
    <style:style style:name="keyword0_5f_ocaml" style:display-name="keyword0_ocaml" style:family="text">
      <style:text-properties fo:color="#0066cc" fo:font-style="normal" fo:font-weight="bold"/>
    </style:style>
    <style:style style:name="symbol0_5f_ocaml" style:display-name="symbol0_ocaml" style:family="text">
      <style:text-properties fo:color="#a52a2a" fo:font-style="normal" fo:font-weight="normal"/>
    </style:style>
    <style:style style:name="comment_5f_multi_5f_ocaml" style:display-name="comment_multi_ocaml" style:family="text">
      <style:text-properties fo:color="#5d478b" fo:font-style="italic" fo:font-weight="normal"/>
    </style:style>
    <style:style style:name="keyword2_5f_ocaml" style:display-name="keyword2_ocaml" style:family="text">
      <style:text-properties fo:color="#0066cc" fo:font-style="normal" fo:font-weight="bold"/>
    </style:style>
    <style:style style:name="keyword1_5f_ocaml" style:display-name="keyword1_ocaml" style:family="text">
      <style:text-properties fo:color="#0066cc" fo:font-style="normal" fo:font-weight="bold"/>
    </style:style>
    <style:style style:name="number_5f_ocaml" style:display-name="number_ocaml" style:family="text">
      <style:text-properties fo:color="#cc66cc" fo:font-style="normal" fo:font-weight="normal"/>
    </style:style>
    <style:style style:name="member0_5f_ocaml" style:display-name="member0_ocaml" style:family="text">
      <style:text-properties fo:color="#0066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4-10-27T17:41:26.147771660</meta:creation-date>
    <dc:date>2014-10-28T22:52:14.406834207</dc:date>
    <dc:creator>James </dc:creator>
    <meta:editing-duration>PT15H19M15S</meta:editing-duration>
    <meta:editing-cycles>5</meta:editing-cycles>
    <meta:generator>LibreOffice/4.2.6.3$Linux_X86_64 LibreOffice_project/420m0$Build-3</meta:generator>
    <meta:document-statistic meta:table-count="0" meta:image-count="0" meta:object-count="0" meta:page-count="5" meta:paragraph-count="150" meta:word-count="1327" meta:character-count="7067" meta:non-whitespace-character-count="5309"/>
  </office:meta>
</office:document-meta>
</file>